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19.001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19.001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9.001cm" table:align="margins" style:shadow="none"/>
    </style:style>
    <style:style style:name="Tabela12.A" style:family="table-column">
      <style:table-column-properties style:column-width="3.194cm" style:rel-column-width="1811*"/>
    </style:style>
    <style:style style:name="Tabela12.B" style:family="table-column">
      <style:table-column-properties style:column-width="15.806cm" style:rel-column-width="8961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 style:shadow="none"/>
    </style:style>
    <style:style style:name="Tabela13.A" style:family="table-column">
      <style:table-column-properties style:column-width="3.194cm" style:rel-column-width="1811*"/>
    </style:style>
    <style:style style:name="Tabela13.B" style:family="table-column">
      <style:table-column-properties style:column-width="15.806cm" style:rel-column-width="8961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 style:shadow="none"/>
    </style:style>
    <style:style style:name="Tabela14.A" style:family="table-column">
      <style:table-column-properties style:column-width="3.194cm" style:rel-column-width="1811*"/>
    </style:style>
    <style:style style:name="Tabela14.B" style:family="table-column">
      <style:table-column-properties style:column-width="15.806cm" style:rel-column-width="8961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 style:shadow="none"/>
    </style:style>
    <style:style style:name="Tabela15.A" style:family="table-column">
      <style:table-column-properties style:column-width="3.194cm" style:rel-column-width="1811*"/>
    </style:style>
    <style:style style:name="Tabela15.B" style:family="table-column">
      <style:table-column-properties style:column-width="15.806cm" style:rel-column-width="8961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paragraph-properties fo:text-align="center" style:justify-single-word="false"/>
      <style:text-properties officeooo:paragraph-rsid="015ec53f"/>
    </style:style>
    <style:style style:name="P10" style:family="paragraph" style:parent-style-name="Text_20_body">
      <style:text-properties officeooo:rsid="002ecce6" officeooo:paragraph-rsid="002ecce6"/>
    </style:style>
    <style:style style:name="P11" style:family="paragraph" style:parent-style-name="Text_20_body">
      <style:text-properties officeooo:rsid="003d04dd" officeooo:paragraph-rsid="003d04dd"/>
    </style:style>
    <style:style style:name="P12" style:family="paragraph" style:parent-style-name="Text_20_body">
      <style:text-properties officeooo:rsid="003fbb54" officeooo:paragraph-rsid="003fbb54"/>
    </style:style>
    <style:style style:name="P13" style:family="paragraph" style:parent-style-name="Text_20_body">
      <style:text-properties officeooo:rsid="0041a8a7" officeooo:paragraph-rsid="0041a8a7"/>
    </style:style>
    <style:style style:name="P14" style:family="paragraph" style:parent-style-name="Text_20_body">
      <style:text-properties officeooo:paragraph-rsid="00430538"/>
    </style:style>
    <style:style style:name="P15" style:family="paragraph" style:parent-style-name="Text_20_body">
      <style:text-properties officeooo:rsid="00430538" officeooo:paragraph-rsid="00430538"/>
    </style:style>
    <style:style style:name="P16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17" style:family="paragraph" style:parent-style-name="Text_20_body">
      <style:text-properties officeooo:paragraph-rsid="0045fd49"/>
    </style:style>
    <style:style style:name="P18" style:family="paragraph" style:parent-style-name="Text_20_body">
      <style:text-properties officeooo:paragraph-rsid="00606ef8"/>
    </style:style>
    <style:style style:name="P19" style:family="paragraph" style:parent-style-name="Text_20_body">
      <style:text-properties officeooo:rsid="006229fd" officeooo:paragraph-rsid="006229fd"/>
    </style:style>
    <style:style style:name="P20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21" style:family="paragraph" style:parent-style-name="Text_20_body">
      <style:text-properties officeooo:paragraph-rsid="006e5e85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paragraph-rsid="0070041c"/>
    </style:style>
    <style:style style:name="P24" style:family="paragraph" style:parent-style-name="Text_20_body">
      <style:paragraph-properties fo:text-align="center" style:justify-single-word="false"/>
      <style:text-properties officeooo:paragraph-rsid="00a9c1fe"/>
    </style:style>
    <style:style style:name="P25" style:family="paragraph" style:parent-style-name="Text_20_body">
      <style:paragraph-properties fo:text-align="center" style:justify-single-word="false"/>
      <style:text-properties officeooo:paragraph-rsid="012834bd"/>
    </style:style>
    <style:style style:name="P26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27" style:family="paragraph" style:parent-style-name="Text_20_body">
      <style:text-properties officeooo:rsid="00708c7e" officeooo:paragraph-rsid="00708c7e"/>
    </style:style>
    <style:style style:name="P28" style:family="paragraph" style:parent-style-name="Text_20_body">
      <style:text-properties officeooo:rsid="00708c7e" officeooo:paragraph-rsid="00738778"/>
    </style:style>
    <style:style style:name="P29" style:family="paragraph" style:parent-style-name="Text_20_body">
      <style:text-properties officeooo:rsid="007275ff" officeooo:paragraph-rsid="007275ff"/>
    </style:style>
    <style:style style:name="P30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31" style:family="paragraph" style:parent-style-name="Text_20_body">
      <style:text-properties officeooo:rsid="0073e891" officeooo:paragraph-rsid="0075e607"/>
    </style:style>
    <style:style style:name="P32" style:family="paragraph" style:parent-style-name="Text_20_body">
      <style:text-properties officeooo:rsid="0075598f" officeooo:paragraph-rsid="0075e607"/>
    </style:style>
    <style:style style:name="P33" style:family="paragraph" style:parent-style-name="Text_20_body">
      <style:text-properties officeooo:rsid="00762012" officeooo:paragraph-rsid="007c95d5"/>
    </style:style>
    <style:style style:name="P34" style:family="paragraph" style:parent-style-name="Text_20_body">
      <style:text-properties officeooo:rsid="00843067" officeooo:paragraph-rsid="00843067"/>
    </style:style>
    <style:style style:name="P35" style:family="paragraph" style:parent-style-name="Text_20_body">
      <style:text-properties officeooo:rsid="00843067" officeooo:paragraph-rsid="01278577"/>
    </style:style>
    <style:style style:name="P36" style:family="paragraph" style:parent-style-name="Text_20_body">
      <style:text-properties officeooo:rsid="00843067" officeooo:paragraph-rsid="0129bf70"/>
    </style:style>
    <style:style style:name="P37" style:family="paragraph" style:parent-style-name="Text_20_body">
      <style:text-properties officeooo:rsid="0084f838" officeooo:paragraph-rsid="0084f838"/>
    </style:style>
    <style:style style:name="P38" style:family="paragraph" style:parent-style-name="Text_20_body">
      <style:text-properties officeooo:rsid="0084f838" officeooo:paragraph-rsid="011db1a8"/>
    </style:style>
    <style:style style:name="P39" style:family="paragraph" style:parent-style-name="Text_20_body">
      <style:text-properties officeooo:rsid="0084f838" officeooo:paragraph-rsid="0129bf70"/>
    </style:style>
    <style:style style:name="P40" style:family="paragraph" style:parent-style-name="Text_20_body">
      <style:text-properties officeooo:rsid="00866e83" officeooo:paragraph-rsid="00866e83"/>
    </style:style>
    <style:style style:name="P41" style:family="paragraph" style:parent-style-name="Text_20_body">
      <style:text-properties officeooo:rsid="00964a56" officeooo:paragraph-rsid="00964a56"/>
    </style:style>
    <style:style style:name="P42" style:family="paragraph" style:parent-style-name="Text_20_body">
      <style:text-properties officeooo:rsid="008fa9e1" officeooo:paragraph-rsid="00b8b32c"/>
    </style:style>
    <style:style style:name="P43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44" style:family="paragraph" style:parent-style-name="Text_20_body">
      <style:paragraph-properties fo:text-align="start" style:justify-single-word="false"/>
      <style:text-properties officeooo:paragraph-rsid="00a9c1fe"/>
    </style:style>
    <style:style style:name="P45" style:family="paragraph" style:parent-style-name="Text_20_body">
      <style:text-properties officeooo:rsid="00b8b32c" officeooo:paragraph-rsid="00b8b32c"/>
    </style:style>
    <style:style style:name="P46" style:family="paragraph" style:parent-style-name="Text_20_body">
      <style:text-properties officeooo:rsid="00c8fc41" officeooo:paragraph-rsid="00c8fc41"/>
    </style:style>
    <style:style style:name="P47" style:family="paragraph" style:parent-style-name="Text_20_body">
      <style:text-properties officeooo:rsid="00d2b790" officeooo:paragraph-rsid="00d2b790"/>
    </style:style>
    <style:style style:name="P4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49" style:family="paragraph" style:parent-style-name="Text_20_body">
      <style:text-properties officeooo:rsid="00d5d983" officeooo:paragraph-rsid="00d5d983"/>
    </style:style>
    <style:style style:name="P50" style:family="paragraph" style:parent-style-name="Text_20_body">
      <style:text-properties officeooo:rsid="004349ac" officeooo:paragraph-rsid="004b1d35"/>
    </style:style>
    <style:style style:name="P51" style:family="paragraph" style:parent-style-name="Text_20_body">
      <style:text-properties officeooo:rsid="00e0f2a1" officeooo:paragraph-rsid="00edf6dc"/>
    </style:style>
    <style:style style:name="P52" style:family="paragraph" style:parent-style-name="Text_20_body">
      <style:text-properties officeooo:rsid="0075e607" officeooo:paragraph-rsid="00780a0f"/>
    </style:style>
    <style:style style:name="P53" style:family="paragraph" style:parent-style-name="Text_20_body">
      <style:text-properties officeooo:rsid="00880c82" officeooo:paragraph-rsid="01084d6c"/>
    </style:style>
    <style:style style:name="P54" style:family="paragraph" style:parent-style-name="Text_20_body">
      <style:text-properties officeooo:rsid="010e08ea" officeooo:paragraph-rsid="0129bf70"/>
    </style:style>
    <style:style style:name="P55" style:family="paragraph" style:parent-style-name="Text_20_body">
      <style:text-properties officeooo:rsid="010e5a36" officeooo:paragraph-rsid="0129bf70"/>
    </style:style>
    <style:style style:name="P56" style:family="paragraph" style:parent-style-name="Text_20_body">
      <style:text-properties officeooo:rsid="0113a26e" officeooo:paragraph-rsid="0113a26e"/>
    </style:style>
    <style:style style:name="P57" style:family="paragraph" style:parent-style-name="Text_20_body">
      <style:text-properties officeooo:rsid="0118ee0c" officeooo:paragraph-rsid="0119a327"/>
    </style:style>
    <style:style style:name="P58" style:family="paragraph" style:parent-style-name="Text_20_body">
      <style:text-properties officeooo:rsid="0118ee0c" officeooo:paragraph-rsid="0118ee0c"/>
    </style:style>
    <style:style style:name="P59" style:family="paragraph" style:parent-style-name="Text_20_body">
      <style:text-properties officeooo:rsid="0119a327" officeooo:paragraph-rsid="0119a327"/>
    </style:style>
    <style:style style:name="P60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61" style:family="paragraph" style:parent-style-name="Text_20_body">
      <style:paragraph-properties fo:text-align="center" style:justify-single-word="false"/>
      <style:text-properties officeooo:rsid="00ba7a27" officeooo:paragraph-rsid="013ec56b"/>
    </style:style>
    <style:style style:name="P62" style:family="paragraph" style:parent-style-name="Text_20_body">
      <style:text-properties officeooo:rsid="00ba7a27" officeooo:paragraph-rsid="013ec56b"/>
    </style:style>
    <style:style style:name="P63" style:family="paragraph" style:parent-style-name="Text_20_body">
      <style:text-properties officeooo:rsid="00bb05a9" officeooo:paragraph-rsid="013ec56b"/>
    </style:style>
    <style:style style:name="P64" style:family="paragraph" style:parent-style-name="Text_20_body">
      <style:text-properties officeooo:paragraph-rsid="0148a4da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7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8" style:family="paragraph" style:parent-style-name="Text_20_body">
      <style:text-properties officeooo:rsid="014903dd" officeooo:paragraph-rsid="01518187"/>
    </style:style>
    <style:style style:name="P69" style:family="paragraph" style:parent-style-name="Text_20_body">
      <style:text-properties officeooo:rsid="014903dd" officeooo:paragraph-rsid="0153d5fb"/>
    </style:style>
    <style:style style:name="P70" style:family="paragraph" style:parent-style-name="Text_20_body">
      <style:text-properties officeooo:rsid="014903dd" officeooo:paragraph-rsid="015b3d0f"/>
    </style:style>
    <style:style style:name="P71" style:family="paragraph" style:parent-style-name="Text_20_body">
      <style:text-properties officeooo:paragraph-rsid="0153d5fb"/>
    </style:style>
    <style:style style:name="P72" style:family="paragraph" style:parent-style-name="Text_20_body">
      <style:text-properties officeooo:rsid="0153d5fb" officeooo:paragraph-rsid="0153d5fb"/>
    </style:style>
    <style:style style:name="P73" style:family="paragraph" style:parent-style-name="Text_20_body">
      <style:text-properties officeooo:paragraph-rsid="015b3d0f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78" style:family="paragraph" style:parent-style-name="Preformatted_20_Text">
      <style:text-properties officeooo:paragraph-rsid="00d2b790"/>
    </style:style>
    <style:style style:name="P79" style:family="paragraph" style:parent-style-name="Preformatted_20_Text">
      <style:text-properties officeooo:rsid="00d41a6e" officeooo:paragraph-rsid="00d41a6e"/>
    </style:style>
    <style:style style:name="P80" style:family="paragraph" style:parent-style-name="Preformatted_20_Text">
      <style:text-properties officeooo:paragraph-rsid="00e6cfc7"/>
    </style:style>
    <style:style style:name="P81" style:family="paragraph" style:parent-style-name="Preformatted_20_Text">
      <style:text-properties officeooo:paragraph-rsid="00ea313e"/>
    </style:style>
    <style:style style:name="P82" style:family="paragraph" style:parent-style-name="Preformatted_20_Text">
      <style:text-properties officeooo:paragraph-rsid="00ed823e"/>
    </style:style>
    <style:style style:name="P83" style:family="paragraph" style:parent-style-name="Preformatted_20_Text">
      <style:text-properties officeooo:rsid="00d7ce7b" officeooo:paragraph-rsid="00ed823e"/>
    </style:style>
    <style:style style:name="P84" style:family="paragraph" style:parent-style-name="Preformatted_20_Text">
      <style:text-properties officeooo:rsid="00d941b9" officeooo:paragraph-rsid="00d941b9"/>
    </style:style>
    <style:style style:name="P85" style:family="paragraph" style:parent-style-name="Preformatted_20_Text">
      <style:text-properties officeooo:rsid="00d941b9" officeooo:paragraph-rsid="00ed823e"/>
    </style:style>
    <style:style style:name="P86" style:family="paragraph" style:parent-style-name="Preformatted_20_Text">
      <style:text-properties officeooo:paragraph-rsid="00f552dc"/>
    </style:style>
    <style:style style:name="P87" style:family="paragraph" style:parent-style-name="Preformatted_20_Text">
      <style:text-properties officeooo:rsid="00f60bff" officeooo:paragraph-rsid="00f60bff"/>
    </style:style>
    <style:style style:name="P88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89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90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91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92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9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94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96" style:family="paragraph" style:parent-style-name="Standard">
      <style:text-properties officeooo:paragraph-rsid="0172b0f5"/>
    </style:style>
    <style:style style:name="P97" style:family="paragraph" style:parent-style-name="Standard">
      <style:text-properties officeooo:rsid="0148a4da" officeooo:paragraph-rsid="0172b0f5"/>
    </style:style>
    <style:style style:name="P98" style:family="paragraph" style:parent-style-name="Standard">
      <style:text-properties officeooo:rsid="0148a4da" officeooo:paragraph-rsid="017b7371"/>
    </style:style>
    <style:style style:name="P99" style:family="paragraph" style:parent-style-name="Standard">
      <style:text-properties officeooo:rsid="0148a4da" officeooo:paragraph-rsid="017be25c"/>
    </style:style>
    <style:style style:name="P100" style:family="paragraph" style:parent-style-name="Standard">
      <style:text-properties officeooo:rsid="0148a4da" officeooo:paragraph-rsid="01806c6b"/>
    </style:style>
    <style:style style:name="P101" style:family="paragraph" style:parent-style-name="Standard">
      <style:text-properties officeooo:paragraph-rsid="017b7371"/>
    </style:style>
    <style:style style:name="P102" style:family="paragraph" style:parent-style-name="Standard">
      <style:text-properties officeooo:paragraph-rsid="017be25c"/>
    </style:style>
    <style:style style:name="P103" style:family="paragraph" style:parent-style-name="Standard">
      <style:text-properties officeooo:paragraph-rsid="01806c6b"/>
    </style:style>
    <style:style style:name="P104" style:family="paragraph" style:parent-style-name="Standard">
      <style:text-properties officeooo:paragraph-rsid="018adae0"/>
    </style:style>
    <style:style style:name="P105" style:family="paragraph" style:parent-style-name="Standard">
      <style:text-properties officeooo:rsid="018e815f" officeooo:paragraph-rsid="018e815f"/>
    </style:style>
    <style:style style:name="P106" style:family="paragraph" style:parent-style-name="Standard">
      <style:text-properties officeooo:paragraph-rsid="018e815f"/>
    </style:style>
    <style:style style:name="P107" style:family="paragraph" style:parent-style-name="Text_20_body" style:list-style-name="L1">
      <style:text-properties officeooo:rsid="008fa9e1" officeooo:paragraph-rsid="008fa9e1"/>
    </style:style>
    <style:style style:name="P108" style:family="paragraph" style:parent-style-name="Text_20_body" style:list-style-name="L1">
      <style:text-properties officeooo:rsid="008fafe7" officeooo:paragraph-rsid="008fafe7"/>
    </style:style>
    <style:style style:name="P109" style:family="paragraph" style:parent-style-name="Text_20_body" style:list-style-name="L1">
      <style:text-properties officeooo:rsid="009cd5af" officeooo:paragraph-rsid="009ebb97"/>
    </style:style>
    <style:style style:name="P110" style:family="paragraph" style:parent-style-name="Text_20_body" style:list-style-name="L2">
      <style:text-properties officeooo:rsid="0084f838" officeooo:paragraph-rsid="01094946"/>
    </style:style>
    <style:style style:name="P111" style:family="paragraph" style:parent-style-name="Text_20_body" style:list-style-name="L2">
      <style:text-properties officeooo:rsid="0084f838" officeooo:paragraph-rsid="0084f838"/>
    </style:style>
    <style:style style:name="P112" style:family="paragraph" style:parent-style-name="Text_20_body">
      <style:text-properties officeooo:rsid="0150320a" officeooo:paragraph-rsid="0153d5fb"/>
    </style:style>
    <style:style style:name="P113" style:family="paragraph" style:parent-style-name="Text_20_body">
      <style:text-properties officeooo:rsid="0150320a" officeooo:paragraph-rsid="01655dce"/>
    </style:style>
    <style:style style:name="P114" style:family="paragraph" style:parent-style-name="Text_20_body">
      <style:text-properties officeooo:rsid="0150320a" officeooo:paragraph-rsid="0150320a"/>
    </style:style>
    <style:style style:name="P115" style:family="paragraph" style:parent-style-name="Text_20_body">
      <style:text-properties officeooo:rsid="0150320a" officeooo:paragraph-rsid="01695f18"/>
    </style:style>
    <style:style style:name="P116" style:family="paragraph" style:parent-style-name="Text_20_body">
      <style:text-properties officeooo:rsid="003fbb54" officeooo:paragraph-rsid="003fbb54"/>
    </style:style>
    <style:style style:name="P117" style:family="paragraph" style:parent-style-name="Text_20_body">
      <style:text-properties officeooo:rsid="0169b839" officeooo:paragraph-rsid="0169b839"/>
    </style:style>
    <style:style style:name="P118" style:family="paragraph" style:parent-style-name="Text_20_body">
      <style:text-properties officeooo:rsid="016adb7e" officeooo:paragraph-rsid="016adb7e"/>
    </style:style>
    <style:style style:name="P119" style:family="paragraph" style:parent-style-name="Text_20_body">
      <style:text-properties officeooo:rsid="00bb05a9" officeooo:paragraph-rsid="013ec56b"/>
    </style:style>
    <style:style style:name="P120" style:family="paragraph" style:parent-style-name="Text_20_body">
      <style:text-properties officeooo:paragraph-rsid="015b3d0f"/>
    </style:style>
    <style:style style:name="P121" style:family="paragraph" style:parent-style-name="Text_20_body">
      <style:text-properties officeooo:rsid="015b3d0f" officeooo:paragraph-rsid="016dead4"/>
    </style:style>
    <style:style style:name="P122" style:family="paragraph" style:parent-style-name="Text_20_body">
      <style:text-properties officeooo:paragraph-rsid="017b7371"/>
    </style:style>
    <style:style style:name="P123" style:family="paragraph" style:parent-style-name="Text_20_body">
      <style:text-properties officeooo:paragraph-rsid="017be25c"/>
    </style:style>
    <style:style style:name="P124" style:family="paragraph" style:parent-style-name="Text_20_body">
      <style:text-properties officeooo:paragraph-rsid="01806c6b"/>
    </style:style>
    <style:style style:name="P125" style:family="paragraph" style:parent-style-name="Heading">
      <style:text-properties officeooo:paragraph-rsid="01240a50"/>
    </style:style>
    <style:style style:name="P126" style:family="paragraph" style:parent-style-name="Heading_20_1">
      <style:text-properties officeooo:rsid="008fa9e1" officeooo:paragraph-rsid="008fa9e1"/>
    </style:style>
    <style:style style:name="P127" style:family="paragraph" style:parent-style-name="Heading_20_1">
      <style:text-properties officeooo:rsid="0041a8a7" officeooo:paragraph-rsid="0041a8a7"/>
    </style:style>
    <style:style style:name="P128" style:family="paragraph" style:parent-style-name="Heading_20_1">
      <style:text-properties officeooo:rsid="00a9c1fe" officeooo:paragraph-rsid="00a9c1fe"/>
    </style:style>
    <style:style style:name="P129" style:family="paragraph" style:parent-style-name="Heading_20_1">
      <style:text-properties officeooo:rsid="00cd2e57" officeooo:paragraph-rsid="00cd2e57"/>
    </style:style>
    <style:style style:name="P130" style:family="paragraph" style:parent-style-name="Heading_20_1">
      <style:text-properties officeooo:rsid="00d41a6e" officeooo:paragraph-rsid="00d41a6e"/>
    </style:style>
    <style:style style:name="P131" style:family="paragraph" style:parent-style-name="Heading_20_1">
      <style:text-properties officeooo:rsid="00df51bc" officeooo:paragraph-rsid="00df51bc"/>
    </style:style>
    <style:style style:name="P132" style:family="paragraph" style:parent-style-name="Heading_20_1">
      <style:text-properties officeooo:paragraph-rsid="00d41a6e"/>
    </style:style>
    <style:style style:name="P133" style:family="paragraph" style:parent-style-name="Heading_20_1">
      <style:text-properties officeooo:rsid="01485d45" officeooo:paragraph-rsid="01485d45"/>
    </style:style>
    <style:style style:name="P134" style:family="paragraph" style:parent-style-name="Heading_20_1">
      <style:text-properties officeooo:rsid="014f6027" officeooo:paragraph-rsid="0150320a"/>
    </style:style>
    <style:style style:name="P135" style:family="paragraph" style:parent-style-name="Heading_20_1">
      <style:text-properties officeooo:rsid="015b3d0f" officeooo:paragraph-rsid="015b3d0f"/>
    </style:style>
    <style:style style:name="P136" style:family="paragraph" style:parent-style-name="Heading_20_1">
      <style:text-properties officeooo:rsid="00827864" officeooo:paragraph-rsid="00827864"/>
    </style:style>
    <style:style style:name="P137" style:family="paragraph" style:parent-style-name="Heading_20_1">
      <style:text-properties officeooo:rsid="0073e891" officeooo:paragraph-rsid="0073e891"/>
    </style:style>
    <style:style style:name="P138" style:family="paragraph" style:parent-style-name="Heading_20_1">
      <style:text-properties officeooo:rsid="013ec56b" officeooo:paragraph-rsid="013ec56b"/>
    </style:style>
    <style:style style:name="P139" style:family="paragraph" style:parent-style-name="Heading_20_1">
      <style:text-properties officeooo:rsid="016adb7e" officeooo:paragraph-rsid="016adb7e"/>
    </style:style>
    <style:style style:name="P140" style:family="paragraph" style:parent-style-name="Heading_20_1">
      <style:text-properties officeooo:rsid="01716f3a" officeooo:paragraph-rsid="01716f3a"/>
    </style:style>
    <style:style style:name="P141" style:family="paragraph" style:parent-style-name="Heading_20_1">
      <style:text-properties officeooo:rsid="01716f3a" officeooo:paragraph-rsid="017b7371"/>
    </style:style>
    <style:style style:name="P142" style:family="paragraph" style:parent-style-name="Heading_20_1">
      <style:text-properties officeooo:paragraph-rsid="01806c6b"/>
    </style:style>
    <style:style style:name="P143" style:family="paragraph" style:parent-style-name="Heading_20_1">
      <style:text-properties officeooo:paragraph-rsid="018adae0"/>
    </style:style>
    <style:style style:name="P144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5" style:family="paragraph" style:parent-style-name="Heading_20_2">
      <style:text-properties officeooo:rsid="00b8b32c" officeooo:paragraph-rsid="00b8b32c"/>
    </style:style>
    <style:style style:name="P146" style:family="paragraph" style:parent-style-name="Heading_20_2">
      <style:text-properties officeooo:paragraph-rsid="00430538"/>
    </style:style>
    <style:style style:name="P147" style:family="paragraph" style:parent-style-name="Heading_20_2">
      <style:text-properties officeooo:rsid="00964a56" officeooo:paragraph-rsid="00964a56"/>
    </style:style>
    <style:style style:name="P148" style:family="paragraph" style:parent-style-name="Heading_20_2">
      <style:text-properties officeooo:rsid="0129bf70" officeooo:paragraph-rsid="012834bd"/>
    </style:style>
    <style:style style:name="P149" style:family="paragraph" style:parent-style-name="Heading_20_2">
      <style:text-properties officeooo:rsid="00d941b9" officeooo:paragraph-rsid="00d941b9"/>
    </style:style>
    <style:style style:name="P150" style:family="paragraph" style:parent-style-name="Heading_20_2">
      <style:text-properties officeooo:paragraph-rsid="00f44f2e"/>
    </style:style>
    <style:style style:name="P151" style:family="paragraph" style:parent-style-name="Heading_20_2">
      <style:text-properties officeooo:paragraph-rsid="00d941b9"/>
    </style:style>
    <style:style style:name="P152" style:family="paragraph" style:parent-style-name="Heading_20_2">
      <style:text-properties officeooo:rsid="0084f838" officeooo:paragraph-rsid="0084f838"/>
    </style:style>
    <style:style style:name="P153" style:family="paragraph" style:parent-style-name="Heading_20_2">
      <style:text-properties officeooo:rsid="00866e83" officeooo:paragraph-rsid="00866e83"/>
    </style:style>
    <style:style style:name="P154" style:family="paragraph" style:parent-style-name="Heading_20_2">
      <style:text-properties officeooo:rsid="0075e607"/>
    </style:style>
    <style:style style:name="P155" style:family="paragraph" style:parent-style-name="Heading_20_2" style:master-page-name="">
      <style:paragraph-properties style:page-number="auto" fo:break-before="page"/>
    </style:style>
    <style:style style:name="P15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7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58" style:family="paragraph" style:parent-style-name="Heading_20_3">
      <style:text-properties officeooo:paragraph-rsid="01278577"/>
    </style:style>
    <style:style style:name="P159" style:family="paragraph" style:parent-style-name="Heading_20_3">
      <style:text-properties officeooo:rsid="0111bf50" officeooo:paragraph-rsid="0129bf70"/>
    </style:style>
    <style:style style:name="P160" style:family="paragraph" style:parent-style-name="Heading_20_3">
      <style:text-properties officeooo:paragraph-rsid="0129bf70"/>
    </style:style>
    <style:style style:name="P161" style:family="paragraph" style:parent-style-name="Heading_20_3">
      <style:text-properties officeooo:rsid="010e08ea" officeooo:paragraph-rsid="0129bf70"/>
    </style:style>
    <style:style style:name="P162" style:family="paragraph" style:parent-style-name="Heading_20_3">
      <style:text-properties officeooo:rsid="0129bf70" officeooo:paragraph-rsid="0129bf70"/>
    </style:style>
    <style:style style:name="P163" style:family="paragraph" style:parent-style-name="Heading_20_3">
      <style:text-properties officeooo:rsid="0113a26e" officeooo:paragraph-rsid="0113a26e"/>
    </style:style>
    <style:style style:name="P164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65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66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67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68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69" style:family="paragraph" style:parent-style-name="Table_20_Contents">
      <style:paragraph-properties fo:text-align="start" style:justify-single-word="false"/>
    </style:style>
    <style:style style:name="P170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71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72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7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7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7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7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7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7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7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80" style:family="paragraph" style:parent-style-name="Heading_20_4">
      <style:text-properties officeooo:rsid="010e5a36" officeooo:paragraph-rsid="0129bf70"/>
    </style:style>
    <style:style style:name="P181" style:family="paragraph" style:parent-style-name="Heading_20_4">
      <style:text-properties officeooo:paragraph-rsid="0129bf70"/>
    </style:style>
    <style:style style:name="P182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86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8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0f552dc" style:font-weight-asian="bold" style:font-weight-complex="bold"/>
    </style:style>
    <style:style style:name="T9" style:family="text">
      <style:text-properties fo:font-weight="bold" officeooo:rsid="0119a327" style:font-weight-asian="bold" style:font-weight-complex="bold"/>
    </style:style>
    <style:style style:name="T10" style:family="text">
      <style:text-properties fo:font-weight="bold" officeooo:rsid="01523c1e" style:font-weight-asian="bold" style:font-weight-complex="bold"/>
    </style:style>
    <style:style style:name="T11" style:family="text">
      <style:text-properties fo:font-weight="bold" officeooo:rsid="0153d5fb" style:font-weight-asian="bold" style:font-weight-complex="bold"/>
    </style:style>
    <style:style style:name="T12" style:family="text">
      <style:text-properties fo:font-weight="bold" officeooo:rsid="015b3d0f" style:font-weight-asian="bold" style:font-weight-complex="bold"/>
    </style:style>
    <style:style style:name="T13" style:family="text">
      <style:text-properties fo:font-weight="bold" officeooo:rsid="01655dce" style:font-weight-asian="bold" style:font-weight-complex="bold"/>
    </style:style>
    <style:style style:name="T14" style:family="text">
      <style:text-properties fo:font-weight="bold" officeooo:rsid="0172b0f5" style:font-weight-asian="bold" style:font-weight-complex="bold"/>
    </style:style>
    <style:style style:name="T15" style:family="text">
      <style:text-properties fo:font-weight="bold" officeooo:rsid="017b7371" style:font-weight-asian="bold" style:font-weight-complex="bold"/>
    </style:style>
    <style:style style:name="T16" style:family="text">
      <style:text-properties fo:font-weight="bold" officeooo:rsid="017d7a50" style:font-weight-asian="bold" style:font-weight-complex="bold"/>
    </style:style>
    <style:style style:name="T17" style:family="text">
      <style:text-properties fo:font-weight="bold" officeooo:rsid="018354a9" style:font-weight-asian="bold" style:font-weight-complex="bold"/>
    </style:style>
    <style:style style:name="T18" style:family="text">
      <style:text-properties officeooo:rsid="0041a8a7"/>
    </style:style>
    <style:style style:name="T19" style:family="text">
      <style:text-properties officeooo:rsid="004305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e607" style:font-weight-asian="normal" style:font-weight-complex="normal"/>
    </style:style>
    <style:style style:name="T22" style:family="text">
      <style:text-properties fo:font-weight="normal" officeooo:rsid="007f489b" style:font-weight-asian="normal" style:font-weight-complex="normal"/>
    </style:style>
    <style:style style:name="T23" style:family="text">
      <style:text-properties fo:font-weight="normal" officeooo:rsid="0041a8a7" style:font-weight-asian="normal" style:font-weight-complex="normal"/>
    </style:style>
    <style:style style:name="T24" style:family="text">
      <style:text-properties fo:font-weight="normal" officeooo:rsid="00e4f24a" style:font-weight-asian="normal" style:font-weight-complex="normal"/>
    </style:style>
    <style:style style:name="T25" style:family="text">
      <style:text-properties fo:font-weight="normal" officeooo:rsid="01546ec8" style:font-weight-asian="normal" style:font-weight-complex="normal"/>
    </style:style>
    <style:style style:name="T26" style:family="text">
      <style:text-properties fo:font-weight="normal" officeooo:rsid="015780aa" style:font-weight-asian="normal" style:font-weight-complex="normal"/>
    </style:style>
    <style:style style:name="T27" style:family="text">
      <style:text-properties fo:font-weight="normal" officeooo:rsid="01592a0f" style:font-weight-asian="normal" style:font-weight-complex="normal"/>
    </style:style>
    <style:style style:name="T28" style:family="text">
      <style:text-properties officeooo:rsid="004349a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4349ac" style:font-style-asian="italic" style:font-style-complex="italic"/>
    </style:style>
    <style:style style:name="T31" style:family="text">
      <style:text-properties fo:font-style="italic" officeooo:rsid="0041a8a7" style:font-style-asian="italic" style:font-style-complex="italic"/>
    </style:style>
    <style:style style:name="T32" style:family="text">
      <style:text-properties fo:font-style="italic" officeooo:rsid="00606ef8" style:font-style-asian="italic" style:font-style-complex="italic"/>
    </style:style>
    <style:style style:name="T33" style:family="text">
      <style:text-properties fo:font-style="italic" officeooo:rsid="0045fd49" style:font-style-asian="italic" style:font-style-complex="italic"/>
    </style:style>
    <style:style style:name="T34" style:family="text">
      <style:text-properties fo:font-style="italic" officeooo:rsid="00a5388a" style:font-style-asian="italic" style:font-style-complex="italic"/>
    </style:style>
    <style:style style:name="T35" style:family="text">
      <style:text-properties fo:font-style="italic" officeooo:rsid="0047facf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2" style:family="text">
      <style:text-properties officeooo:rsid="0045fd49"/>
    </style:style>
    <style:style style:name="T43" style:family="text">
      <style:text-properties officeooo:rsid="0047facf"/>
    </style:style>
    <style:style style:name="T44" style:family="text">
      <style:text-properties officeooo:rsid="005daae8"/>
    </style:style>
    <style:style style:name="T45" style:family="text">
      <style:text-properties officeooo:rsid="00606ef8"/>
    </style:style>
    <style:style style:name="T46" style:family="text">
      <style:text-properties officeooo:rsid="006229fd"/>
    </style:style>
    <style:style style:name="T47" style:family="text">
      <style:text-properties officeooo:rsid="006e5e85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0" style:family="text">
      <style:text-properties officeooo:rsid="0075598f"/>
    </style:style>
    <style:style style:name="T51" style:family="text">
      <style:text-properties officeooo:rsid="0075e607"/>
    </style:style>
    <style:style style:name="T52" style:family="text">
      <style:text-properties officeooo:rsid="007a22cd"/>
    </style:style>
    <style:style style:name="T53" style:family="text">
      <style:text-properties officeooo:rsid="007c95d5"/>
    </style:style>
    <style:style style:name="T54" style:family="text">
      <style:text-properties officeooo:rsid="008047f4"/>
    </style:style>
    <style:style style:name="T55" style:family="text">
      <style:text-properties officeooo:rsid="00827864"/>
    </style:style>
    <style:style style:name="T56" style:family="text">
      <style:text-properties officeooo:rsid="00843067"/>
    </style:style>
    <style:style style:name="T57" style:family="text">
      <style:text-properties officeooo:rsid="0085aff2"/>
    </style:style>
    <style:style style:name="T58" style:family="text">
      <style:text-properties officeooo:rsid="008950b1"/>
    </style:style>
    <style:style style:name="T59" style:family="text">
      <style:text-properties officeooo:rsid="008ee631"/>
    </style:style>
    <style:style style:name="T60" style:family="text">
      <style:text-properties officeooo:rsid="008fafe7"/>
    </style:style>
    <style:style style:name="T61" style:family="text">
      <style:text-properties officeooo:rsid="009282a9"/>
    </style:style>
    <style:style style:name="T62" style:family="text">
      <style:text-properties officeooo:rsid="009d9208"/>
    </style:style>
    <style:style style:name="T63" style:family="text">
      <style:text-properties officeooo:rsid="009ebb97"/>
    </style:style>
    <style:style style:name="T64" style:family="text">
      <style:text-properties officeooo:rsid="00a077bc"/>
    </style:style>
    <style:style style:name="T65" style:family="text">
      <style:text-properties officeooo:rsid="00a3a8df"/>
    </style:style>
    <style:style style:name="T66" style:family="text">
      <style:text-properties officeooo:rsid="00a9c1fe"/>
    </style:style>
    <style:style style:name="T67" style:family="text">
      <style:text-properties officeooo:rsid="00b8b32c"/>
    </style:style>
    <style:style style:name="T68" style:family="text">
      <style:text-properties officeooo:rsid="00bc8b3e"/>
    </style:style>
    <style:style style:name="T69" style:family="text">
      <style:text-properties officeooo:rsid="00bd2431"/>
    </style:style>
    <style:style style:name="T70" style:family="text">
      <style:text-properties officeooo:rsid="00be16cf"/>
    </style:style>
    <style:style style:name="T71" style:family="text">
      <style:text-properties officeooo:rsid="00cb3d76"/>
    </style:style>
    <style:style style:name="T72" style:family="text">
      <style:text-properties officeooo:rsid="00cfe6fe"/>
    </style:style>
    <style:style style:name="T73" style:family="text">
      <style:text-properties officeooo:rsid="00d7ce7b"/>
    </style:style>
    <style:style style:name="T74" style:family="text">
      <style:text-properties officeooo:rsid="00e4f24a"/>
    </style:style>
    <style:style style:name="T75" style:family="text">
      <style:text-properties officeooo:rsid="00e95888"/>
    </style:style>
    <style:style style:name="T76" style:family="text">
      <style:text-properties officeooo:rsid="00ea313e"/>
    </style:style>
    <style:style style:name="T77" style:family="text">
      <style:text-properties officeooo:rsid="00ed823e"/>
    </style:style>
    <style:style style:name="T78" style:family="text">
      <style:text-properties officeooo:rsid="00f24175"/>
    </style:style>
    <style:style style:name="T79" style:family="text">
      <style:text-properties officeooo:rsid="00f3207b"/>
    </style:style>
    <style:style style:name="T80" style:family="text">
      <style:text-properties officeooo:rsid="00f552dc"/>
    </style:style>
    <style:style style:name="T81" style:family="text">
      <style:text-properties officeooo:rsid="00fc4eb1"/>
    </style:style>
    <style:style style:name="T82" style:family="text">
      <style:text-properties officeooo:rsid="00fc8da2"/>
    </style:style>
    <style:style style:name="T83" style:family="text">
      <style:text-properties officeooo:rsid="01094946"/>
    </style:style>
    <style:style style:name="T84" style:family="text">
      <style:text-properties officeooo:rsid="010e5a36"/>
    </style:style>
    <style:style style:name="T85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6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7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8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89" style:family="text">
      <style:text-properties fo:font-size="10pt" style:font-size-asian="10pt" style:font-size-complex="10pt"/>
    </style:style>
    <style:style style:name="T90" style:family="text">
      <style:text-properties fo:font-size="10pt" officeooo:rsid="010cd35c" style:font-size-asian="10pt" style:font-size-complex="10pt"/>
    </style:style>
    <style:style style:name="T91" style:family="text">
      <style:text-properties fo:font-size="10pt" officeooo:rsid="010cf119" style:font-size-asian="10pt" style:font-size-complex="10pt"/>
    </style:style>
    <style:style style:name="T92" style:family="text">
      <style:text-properties fo:font-size="10pt" officeooo:rsid="0110206d" style:font-size-asian="10pt" style:font-size-complex="10pt"/>
    </style:style>
    <style:style style:name="T93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4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5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6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7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8" style:family="text">
      <style:text-properties fo:font-size="10pt" style:text-underline-style="none" style:font-size-asian="10pt" style:font-size-complex="10pt"/>
    </style:style>
    <style:style style:name="T99" style:family="text">
      <style:text-properties fo:font-size="10pt" style:text-underline-style="none" officeooo:rsid="010cf119" style:font-size-asian="10pt" style:font-size-complex="10pt"/>
    </style:style>
    <style:style style:name="T100" style:family="text">
      <style:text-properties officeooo:rsid="0111bf50"/>
    </style:style>
    <style:style style:name="T101" style:family="text">
      <style:text-properties officeooo:rsid="0119a327"/>
    </style:style>
    <style:style style:name="T102" style:family="text">
      <style:text-properties officeooo:rsid="012834bd"/>
    </style:style>
    <style:style style:name="T103" style:family="text">
      <style:text-properties officeooo:rsid="0129bf70"/>
    </style:style>
    <style:style style:name="T104" style:family="text">
      <style:text-properties officeooo:rsid="0130e958"/>
    </style:style>
    <style:style style:name="T105" style:family="text">
      <style:text-properties fo:color="#ff6600" fo:font-weight="bold" style:font-weight-asian="bold" style:font-weight-complex="bold"/>
    </style:style>
    <style:style style:name="T106" style:family="text">
      <style:text-properties fo:color="#ff3333"/>
    </style:style>
    <style:style style:name="T107" style:family="text">
      <style:text-properties fo:color="#ff3333" fo:font-weight="bold" style:font-weight-asian="bold" style:font-weight-complex="bold"/>
    </style:style>
    <style:style style:name="T108" style:family="text">
      <style:text-properties fo:color="#ff3333" fo:font-weight="bold" officeooo:rsid="01084d6c" style:font-weight-asian="bold" style:font-weight-complex="bold"/>
    </style:style>
    <style:style style:name="T109" style:family="text">
      <style:text-properties fo:color="#ff3333" officeooo:rsid="008950b1"/>
    </style:style>
    <style:style style:name="T110" style:family="text">
      <style:text-properties officeooo:rsid="014e3a86"/>
    </style:style>
    <style:style style:name="T111" style:family="text">
      <style:text-properties officeooo:rsid="01523c1e"/>
    </style:style>
    <style:style style:name="T112" style:family="text">
      <style:text-properties officeooo:rsid="0153d5fb"/>
    </style:style>
    <style:style style:name="T113" style:family="text">
      <style:text-properties officeooo:rsid="015b3d0f"/>
    </style:style>
    <style:style style:name="T114" style:family="text">
      <style:text-properties officeooo:rsid="015ec53f"/>
    </style:style>
    <style:style style:name="T115" style:family="text">
      <style:text-properties officeooo:rsid="01641178"/>
    </style:style>
    <style:style style:name="T116" style:family="text">
      <style:text-properties officeooo:rsid="01655dce"/>
    </style:style>
    <style:style style:name="T117" style:family="text">
      <style:text-properties officeooo:rsid="01695f18"/>
    </style:style>
    <style:style style:name="T118" style:family="text">
      <style:text-properties fo:font-size="16pt" fo:font-weight="bold" officeooo:rsid="01240a50" style:font-size-asian="16pt" style:font-weight-asian="bold" style:font-size-complex="16pt" style:font-weight-complex="bold"/>
    </style:style>
    <style:style style:name="T119" style:family="text">
      <style:text-properties officeooo:rsid="016bec56"/>
    </style:style>
    <style:style style:name="T120" style:family="text">
      <style:text-properties officeooo:rsid="016dead4"/>
    </style:style>
    <style:style style:name="T121" style:family="text">
      <style:text-properties officeooo:rsid="01702567"/>
    </style:style>
    <style:style style:name="T122" style:family="text">
      <style:text-properties officeooo:rsid="0172b0f5"/>
    </style:style>
    <style:style style:name="T123" style:family="text">
      <style:text-properties officeooo:rsid="01739667"/>
    </style:style>
    <style:style style:name="T124" style:family="text">
      <style:text-properties officeooo:rsid="017b7371"/>
    </style:style>
    <style:style style:name="T125" style:family="text">
      <style:text-properties officeooo:rsid="017be25c"/>
    </style:style>
    <style:style style:name="T126" style:family="text">
      <style:text-properties officeooo:rsid="018801c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3" fo:column-gap="0cm">
          <style:column style:rel-width="1795*" fo:start-indent="0cm" fo:end-indent="0cm"/>
          <style:column style:rel-width="1795*" fo:start-indent="0cm" fo:end-indent="0cm"/>
          <style:column style:rel-width="1796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area form:name="siglas" form:control-implementation="ooo:com.sun.star.form.component.TextField" xml:id="control1" form:id="control1" form:current-value="ABNT: Associação Brasileira de Normas Técnicas&#10;abnTeX: ABsurdas Normas para TeX" form:value="ABNT: Associação Brasileira de Normas Técnicas&#10;abnTeX: ABsurdas Normas para Te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nome_exemplo" form:control-implementation="ooo:com.sun.star.form.component.TextField" xml:id="control2" form:id="control2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3" form:id="control3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4" form:id="control4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5" form:id="control5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6" form:id="control6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7" form:id="control7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8" form:id="control8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9" form:id="control9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10" form:id="control10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1" form:id="control11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2" form:id="control12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3" form:id="control13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4" form:id="control14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6" form:id="control16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7" form:id="control17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8" form:id="control18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20" form:id="control20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1" form:id="control21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2" form:id="control22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3" form:id="control23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8" form:id="control28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30" form:id="control30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32" form:id="control32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4" form:id="control34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5" form:id="control35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6" form:id="control36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9" text:outline-level="1"><text:bookmark-start text:name="__RefHeading___Toc2179_1800853931"/>Apresentação do projeto<text:bookmark-end text:name="__RefHeading___Toc2179_1800853931"/></text:h>
      <text:p text:style-name="P118">- <text:span text:style-name="T119">vídeo de apresentação</text:span></text:p>
      <text:p text:style-name="P118"/>
      <text:p text:style-name="P125"><text:span text:style-name="T118">Escreva seu trabalho acadêmico com as normas da ABNT!</text:span>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ário1_Head">
            <text:p text:style-name="Contents_20_Heading">Sumário</text:p>
          </text:index-title>
          <text:p text:style-name="P156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56"><text:a xlink:type="simple" xlink:href="#__RefHeading___Toc915_188003687" text:style-name="Index_20_Link" text:visited-style-name="Index_20_Link">Sobre este document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44"><text:a xlink:type="simple" xlink:href="#__RefHeading___Toc609_1990148233" text:style-name="Index_20_Link" text:visited-style-name="Index_20_Link">Vigência das Normas da ABNT<text:tab/></text:a><text:a xlink:type="simple" xlink:href="#__RefHeading___Toc609_1990148233" text:style-name="Index_20_Link" text:visited-style-name="Index_20_Link"><text:span text:style-name="Emphasis">2</text:span></text:a></text:p>
          <text:p text:style-name="P156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44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56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44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44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44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56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5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Strong_20_Emphasis">8</text:span></text:a></text:p>
          <text:p text:style-name="P15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Strong_20_Emphasis">9</text:span></text:a></text:p>
          <text:p text:style-name="P144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9</text:span></text:a></text:p>
          <text:p text:style-name="P144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9</text:span></text:a></text:p>
          <text:p text:style-name="P144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44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44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44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56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56"><text:a xlink:type="simple" xlink:href="#__RefHeading___Toc2894_1800853931" text:style-name="Index_20_Link" text:visited-style-name="Index_20_Link">Resumo<text:tab/></text:a><text:a xlink:type="simple" xlink:href="#__RefHeading___Toc2894_1800853931" text:style-name="Index_20_Link" text:visited-style-name="Index_20_Link"><text:span text:style-name="Strong_20_Emphasis">14</text:span></text:a></text:p>
          <text:p text:style-name="P156"><text:a xlink:type="simple" xlink:href="#__RefHeading___Toc2896_1800853931" text:style-name="Index_20_Link" text:visited-style-name="Index_20_Link">Abstract (resumo em Inglês)<text:tab/></text:a><text:a xlink:type="simple" xlink:href="#__RefHeading___Toc2896_1800853931" text:style-name="Index_20_Link" text:visited-style-name="Index_20_Link"><text:span text:style-name="Strong_20_Emphasis">15</text:span></text:a></text:p>
          <text:p text:style-name="P156"><text:a xlink:type="simple" xlink:href="#__RefHeading___Toc2898_1800853931" text:style-name="Index_20_Link" text:visited-style-name="Index_20_Link">Resumen (resumo em Espanhol)<text:tab/></text:a><text:a xlink:type="simple" xlink:href="#__RefHeading___Toc2898_1800853931" text:style-name="Index_20_Link" text:visited-style-name="Index_20_Link"><text:span text:style-name="Strong_20_Emphasis">16</text:span></text:a></text:p>
          <text:p text:style-name="P156"><text:a xlink:type="simple" xlink:href="#__RefHeading___Toc2900_1800853931" text:style-name="Index_20_Link" text:visited-style-name="Index_20_Link">Résumé (resumo em Francês)<text:tab/></text:a><text:a xlink:type="simple" xlink:href="#__RefHeading___Toc2900_1800853931" text:style-name="Index_20_Link" text:visited-style-name="Index_20_Link"><text:span text:style-name="Strong_20_Emphasis">17</text:span></text:a></text:p>
          <text:p text:style-name="P156"><text:a xlink:type="simple" xlink:href="#__RefHeading___Toc205_1414260196" text:style-name="Index_20_Link" text:visited-style-name="Index_20_Link">Lista de abreviaturas e siglas (opcional)<text:tab/></text:a><text:a xlink:type="simple" xlink:href="#__RefHeading___Toc205_1414260196" text:style-name="Index_20_Link" text:visited-style-name="Index_20_Link"><text:span text:style-name="Strong_20_Emphasis">18</text:span></text:a></text:p>
          <text:p text:style-name="P156"><text:a xlink:type="simple" xlink:href="#__RefHeading___Toc3236_1800853931" text:style-name="Index_20_Link" text:visited-style-name="Index_20_Link">Listas de Tabelas e Ilustrações<text:tab/></text:a><text:a xlink:type="simple" xlink:href="#__RefHeading___Toc3236_1800853931" text:style-name="Index_20_Link" text:visited-style-name="Index_20_Link"><text:span text:style-name="Strong_20_Emphasis">19</text:span></text:a></text:p>
          <text:p text:style-name="P156"><text:a xlink:type="simple" xlink:href="#__RefHeading___Toc1093_22286579" text:style-name="Index_20_Link" text:visited-style-name="Index_20_Link">Ficha catalográfica<text:tab/></text:a><text:a xlink:type="simple" xlink:href="#__RefHeading___Toc1093_22286579" text:style-name="Index_20_Link" text:visited-style-name="Index_20_Link"><text:span text:style-name="Strong_20_Emphasis">20</text:span></text:a></text:p>
          <text:p text:style-name="P156"><text:a xlink:type="simple" xlink:href="#__RefHeading___Toc1294_2135529741" text:style-name="Index_20_Link" text:visited-style-name="Index_20_Link">Dedicatória<text:tab/></text:a><text:a xlink:type="simple" xlink:href="#__RefHeading___Toc1294_2135529741" text:style-name="Index_20_Link" text:visited-style-name="Index_20_Link"><text:span text:style-name="Strong_20_Emphasis">21</text:span></text:a></text:p>
          <text:p text:style-name="P156"><text:a xlink:type="simple" xlink:href="#__RefHeading___Toc1398_503163630" text:style-name="Index_20_Link" text:visited-style-name="Index_20_Link">Agradecimentos<text:tab/></text:a><text:a xlink:type="simple" xlink:href="#__RefHeading___Toc1398_503163630" text:style-name="Index_20_Link" text:visited-style-name="Index_20_Link"><text:span text:style-name="Strong_20_Emphasis">22</text:span></text:a></text:p>
          <text:p text:style-name="P156"><text:a xlink:type="simple" xlink:href="#__RefHeading___Toc1502_1496620900" text:style-name="Index_20_Link" text:visited-style-name="Index_20_Link">Epígrafe<text:tab/></text:a><text:a xlink:type="simple" xlink:href="#__RefHeading___Toc1502_1496620900" text:style-name="Index_20_Link" text:visited-style-name="Index_20_Link"><text:span text:style-name="Strong_20_Emphasis">23</text:span></text:a></text:p>
          <text:p text:style-name="P156"><text:a xlink:type="simple" xlink:href="#__RefHeading___Toc547_188003687" text:style-name="Index_20_Link" text:visited-style-name="Index_20_Link">Folha de aprovação<text:tab/></text:a><text:a xlink:type="simple" xlink:href="#__RefHeading___Toc547_188003687" text:style-name="Index_20_Link" text:visited-style-name="Index_20_Link"><text:span text:style-name="Strong_20_Emphasis">24</text:span></text:a></text:p>
          <text:p text:style-name="P144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4</text:span></text:a></text:p>
          <text:p text:style-name="P144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5</text:span></text:a></text:p>
          <text:p text:style-name="P156"><text:a xlink:type="simple" xlink:href="#__RefHeading___Toc553_188003687" text:style-name="Index_20_Link" text:visited-style-name="Index_20_Link">Errata<text:tab/></text:a><text:a xlink:type="simple" xlink:href="#__RefHeading___Toc553_188003687" text:style-name="Index_20_Link" text:visited-style-name="Index_20_Link"><text:span text:style-name="Strong_20_Emphasis">26</text:span></text:a></text:p>
          <text:p text:style-name="P144"><text:a xlink:type="simple" xlink:href="#__RefHeading___Toc557_188003687" text:style-name="Index_20_Link" text:visited-style-name="Index_20_Link">Como e aonde escrever a Errata<text:tab/></text:a><text:a xlink:type="simple" xlink:href="#__RefHeading___Toc557_188003687" text:style-name="Index_20_Link" text:visited-style-name="Index_20_Link"><text:span text:style-name="Emphasis">26</text:span></text:a></text:p>
          <text:p text:style-name="P156"><text:a xlink:type="simple" xlink:href="#__RefHeading___Toc2489_1300869590" text:style-name="Index_20_Link" text:visited-style-name="Index_20_Link">Vigência das normas da ABNT<text:tab/></text:a><text:a xlink:type="simple" xlink:href="#__RefHeading___Toc2489_1300869590" text:style-name="Index_20_Link" text:visited-style-name="Index_20_Link"><text:span text:style-name="Strong_20_Emphasis">27</text:span></text:a></text:p>
        </text:index-body>
      </text:table-of-content>
      <text:p text:style-name="P60"/>
      <text:h text:style-name="P126" text:outline-level="1"><text:bookmark-start text:name="__RefHeading___Toc915_188003687"/>Sobre este documento<text:bookmark-end text:name="__RefHeading___Toc915_188003687"/></text:h>
      <text:p text:style-name="P42">Este documento foi criado para auxiliá-lo durante a elaboração do seu trabalho acadêmico. <text:span text:style-name="T67">Segundo as normas da ABNT (ABNT NBR 14724:2011), um trabalho acadêmico deve seguir a seguinte estrutura:</text:span></text:p>
      <text:p text:style-name="P43"><draw:frame draw:style-name="fr1" draw:name="Figura5" text:anchor-type="as-char" svg:width="8.551cm" svg:height="8.481cm" draw:z-index="37"><draw:image xlink:href="../imagens/configuracao/trabalho-academico-elementos.png" xlink:type="simple" xlink:show="embed" xlink:actuate="onLoad"/></draw:frame></text:p>
      <text:p text:style-name="P42"/>
      <text:p text:style-name="P45">Portanto, esse documento:</text:p>
      <text:list xml:id="list3012782379846827376" text:style-name="L1">
        <text:list-item>
          <text:p text:style-name="P107">Configura a geração do documento</text:p>
        </text:list-item>
        <text:list-item>
          <text:p text:style-name="P107">Fornece <text:span text:style-name="T60">informações para auxiliá-lo a elaborar o seu trabalho</text:span></text:p>
        </text:list-item>
        <text:list-item>
          <text:p text:style-name="P108">Foi elaborado para ser acessado através do Sumário <text:span text:style-name="T61">ou Marcadores</text:span></text:p>
        </text:list-item>
        <text:list-item>
          <text:p text:style-name="P109">Ele foi organizado buscando seguir a ordem natural da<text:span text:style-name="T62">s ações do autor durante</text:span> elaboração do trabalho acadêmico, em vez da ordem d<text:span text:style-name="T62">e apresentação do documento</text:span> <text:span text:style-name="T64">segundo a Norma </text:span>(por exemplo, <text:span text:style-name="T63">embora</text:span> a folha de aprovação <text:span text:style-name="T63">e </text:span>a errata <text:span text:style-name="T63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145" text:outline-level="2"><text:bookmark-start text:name="__RefHeading___Toc609_1990148233"/><text:span text:style-name="T69">Vigência das </text:span>Normas da ABNT<text:bookmark-end text:name="__RefHeading___Toc609_1990148233"/></text:h>
      <text:p text:style-name="P45">Algumas pessoas confundem <text:span text:style-name="T48">o ano de publicação</text:span> das Normas da ABNT com a sua <text:span text:style-name="T2">vigência</text:span>. Por exemplo, este documento foi baseado na Norma <text:span text:style-name="T2">ABNT NBR 14724:2011</text:span>. Apesar dela ter sido publicada em <text:span text:style-name="T2">2011</text:span>, ela ainda <text:span text:style-name="T2">continua em vigor</text:span>.</text:p>
      <text:h text:style-name="P127" text:outline-level="1"><text:bookmark-start text:name="__RefHeading___Toc145_1503849157"/><text:span text:style-name="T43">Aprendendo a editar</text:span> e salva<text:span text:style-name="T43">r</text:span> as configurações<text:bookmark-end text:name="__RefHeading___Toc145_1503849157"/></text:h>
      <text:p text:style-name="P13">O sistema de geração do trabalho irá LER as configurações a partir do arquivo <text:span text:style-name="T2">configuracao.pdf</text:span>. Para salvar as alterações realizadas n<text:span text:style-name="T19">esse</text:span> arquivo é necessário utilizar um editor que possibilite salvar as alterações realizadas <text:span text:style-name="T65">em arquivos PDF</text:span>.</text:p>
      <text:p text:style-name="P15"><text:span text:style-name="T74">Teste o seu editor e</text:span>screv<text:span text:style-name="T74">endo</text:span> o seu <text:span text:style-name="T33">primeiro </text:span><text:span text:style-name="T29">nome</text:span> no campo de formulário abaixo e <text:span text:style-name="T34">teste</text:span><text:span text:style-name="T29"> salvar </text:span><text:span text:style-name="T35">esse</text:span><text:span text:style-name="T29"> arquivo</text:span>:</text:p>
      <text:p text:style-name="P15">Nome:</text:p>
      <text:p text:style-name="P15"><draw:control text:anchor-type="as-char" draw:z-index="1" draw:name="Forma5" draw:style-name="gr1" draw:text-style-name="P183" svg:width="16.934cm" svg:height="0.795cm" draw:control="control2"/></text:p>
      <text:p text:style-name="P16">Lembre-se que o nome do arquivo salvo deve ser <text:span text:style-name="T3">configuracao.pdf</text:span><text:span text:style-name="T23"> </text:span><text:span text:style-name="T24">e salvo DENTRO da pasta do trabalho.</text:span></text:p>
      <text:p text:style-name="P20">Na seção a seguir são apresentados editores de PDF que você pode utilizar, caso não tenha conseguido salvar o arquivo.</text:p>
      <text:h text:style-name="P146" text:outline-level="2"><text:bookmark-start text:name="__RefHeading___Toc147_1503849157"/>Editor<text:span text:style-name="T18">es</text:span> <text:span text:style-name="T42">de PDF</text:span><text:bookmark-end text:name="__RefHeading___Toc147_1503849157"/></text:h>
      <text:p text:style-name="P14"><text:span text:style-name="T2">PDF-XChange Viewer</text:span>: <text:span text:style-name="T31">este editor é o </text:span><text:span text:style-name="T40">mais recomendado</text:span><text:span text:style-name="T18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8">http://www.tracker-software.com/product/pdf-xchange-viewer</text:span></text:a><text:span text:style-name="T18">. Com este editor é possível salvar o arquivo PDF sem diálogo de confirmação.</text:span></text:p>
      <text:p text:style-name="P17"><text:span text:style-name="T4">Evince</text:span><text:span text:style-name="T28">: este editor permite a alteração do formulário e salvar o PDF. No entanto, a operação de salvar sempre invoca o </text:span><text:span text:style-name="T30">Salvar como...</text:span><text:span text:style-name="T28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50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4">Configuração inicial: </text:span>Capa <text:span text:style-name="T102">e Folha de Rosto</text:span><text:bookmark-end text:name="__RefHeading___Toc539_188003687"/></text:h>
      <text:p text:style-name="P26"><text:bookmark-start text:name="__RefHeading___Toc546_264611400"/>Os elementos para configuração da capa são: <text:span text:style-name="T29">Nome da Instituição </text:span><text:span text:style-name="T38">(opcional)</text:span><text:span text:style-name="T29">, Nome do Autor, Título, Cidade da Instituição e Ano</text:span> <text:span text:style-name="T47">(ABNT NBR 14724:2011, 4.1.1 Capa)</text:span>.<text:bookmark-end text:name="__RefHeading___Toc546_264611400"/></text:p>
      <text:p text:style-name="P23"><draw:frame draw:style-name="fr2" draw:name="Figura2" text:anchor-type="as-char" svg:width="5.438cm" svg:height="7.137cm" draw:z-index="4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38"><text:span text:style-name="T44">Selecione o tipo do seu trabalho:<text:line-break/></text:span><text:span text:style-name="T44"><draw:control text:anchor-type="as-char" draw:z-index="18" draw:name="Forma9" draw:style-name="gr1" draw:text-style-name="P183" svg:width="17.01cm" svg:height="1.158cm" draw:control="control17"/></text:span></text:p>
      <text:h text:style-name="P147" text:outline-level="2"><text:bookmark-start text:name="__RefHeading___Toc1305_188003687"/>Configurando a Capa<text:bookmark-end text:name="__RefHeading___Toc1305_188003687"/></text:h>
      <text:p text:style-name="P41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28">Atualize o campo abaixo com o nome da sua instituição:<text:line-break/><draw:control text:anchor-type="as-char" draw:z-index="7" draw:name="Forma1" draw:style-name="gr1" draw:text-style-name="P184" svg:width="16.999cm" svg:height="0.757cm" draw:control="control7"/></text:p>
      <text:h text:style-name="Heading_20_3" text:outline-level="3"><text:bookmark-start text:name="__RefHeading___Toc543_188003687"/>Autor<text:bookmark-end text:name="__RefHeading___Toc543_188003687"/></text:h>
      <text:p text:style-name="P27">Atualize o campo abaixo com o nome completo do autor do trabalho:<text:line-break/><draw:control text:anchor-type="as-char" draw:z-index="6" draw:name="Forma1" draw:style-name="gr1" draw:text-style-name="P184" svg:width="16.999cm" svg:height="0.757cm" draw:control="control6"/></text:p>
      <text:h text:style-name="Heading_20_3" text:outline-level="3"><text:bookmark-start text:name="__RefHeading___Toc236_188003687"/>Título<text:bookmark-end text:name="__RefHeading___Toc236_188003687"/></text:h>
      <text:p text:style-name="P18"><text:span text:style-name="T45">Escreva um </text:span><text:span text:style-name="T49">título</text:span><text:span text:style-name="T32"> </text:span><text:span text:style-name="T45">para o seu trabalho:<text:line-break/></text:span><text:span text:style-name="T45"><draw:control text:anchor-type="as-char" draw:z-index="2" draw:name="Forma1" draw:style-name="gr1" draw:text-style-name="P184" svg:width="16.999cm" svg:height="0.757cm" draw:control="control3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29">Escreva o nome da cidade aonde o trabalho será apresentado:<text:line-break/><draw:control text:anchor-type="as-char" draw:z-index="5" draw:name="Forma1" draw:style-name="gr1" draw:text-style-name="P184" svg:width="16.999cm" svg:height="0.757cm" draw:control="control5"/></text:p>
      <text:h text:style-name="Heading_20_3" text:outline-level="3"><text:bookmark-start text:name="__RefHeading___Toc238_188003687"/>Ano da apresentação<text:bookmark-end text:name="__RefHeading___Toc238_188003687"/></text:h>
      <text:p text:style-name="P21">Segundo as normas da ABNT, <text:span text:style-name="T46">a capa do trabalho deve conter o ano de entrega do trabalho (ABNT NBR 14724:2011, 4.1.1 Capa).</text:span></text:p>
      <text:p text:style-name="P19">Atualize o ano <text:span text:style-name="T59">(Ex: </text:span><text:span text:style-name="T59"><text:date style:data-style-name="N10107" text:date-value="2016-07-16T12:17:02.129479050">2016</text:date></text:span><text:span text:style-name="T59">)</text:span>:</text:p>
      <text:p text:style-name="P1"><draw:control text:anchor-type="as-char" draw:z-index="3" draw:name="Forma1" draw:style-name="gr1" draw:text-style-name="P184" svg:width="16.999cm" svg:height="0.757cm" draw:control="control4"/></text:p>
      <text:h text:style-name="P148" text:outline-level="2"><text:bookmark-start text:name="__RefHeading___Toc1151_1300869590"/>Configurando a Folha de Rosto<text:bookmark-end text:name="__RefHeading___Toc1151_1300869590"/></text:h>
      <text:p text:style-name="P25"><draw:frame draw:style-name="fr3" draw:name="Figura11" text:anchor-type="as-char" svg:width="6.193cm" svg:height="9.058cm" draw:z-index="42"><draw:image xlink:href="../imagens/configuracao/folha-de-rosto.png" xlink:type="simple" xlink:show="embed" xlink:actuate="onLoad"/></draw:frame></text:p>
      <text:h text:style-name="P158" text:outline-level="3"><text:bookmark-start text:name="__RefHeading___Toc1361_1300869590"/>Orientador<text:bookmark-end text:name="__RefHeading___Toc1361_1300869590"/></text:h>
      <text:p text:style-name="P35">Nome do Professor Orientador:<text:line-break/><draw:control text:anchor-type="as-char" draw:z-index="20" draw:name="Forma1" draw:style-name="gr1" draw:text-style-name="P184" svg:width="16.999cm" svg:height="0.757cm" draw:control="control18"/></text:p>
      <text:h text:style-name="P159" text:outline-level="3"><text:bookmark-start text:name="__RefHeading___Toc1363_1300869590"/>Coorientador<text:bookmark-end text:name="__RefHeading___Toc1363_1300869590"/></text:h>
      <text:p text:style-name="P36"><text:span text:style-name="T100">Caso tenha um coorientador, preencha o nome dele (deixe vazio se não tiver):<text:line-break/></text:span><text:span text:style-name="T100"><draw:control text:anchor-type="as-char" draw:z-index="21" draw:name="Forma1" draw:style-name="gr1" draw:text-style-name="P184" svg:width="16.999cm" svg:height="0.757cm" draw:control="control19"/></text:span></text:p>
      <text:h text:style-name="P160" text:outline-level="3"><text:bookmark-start text:name="__RefHeading___Toc1365_1300869590"/><text:soft-page-break/>T<text:span text:style-name="T82">i</text:span>tul<text:span text:style-name="T81">ação</text:span> <text:span text:style-name="T103">que será obtida</text:span><text:bookmark-end text:name="__RefHeading___Toc1365_1300869590"/></text:h>
      <text:p text:style-name="P39">Qual o título que você irá obter ao final do curso? Exemplos de títulos são: Bacharel em Computação, Licenciatura em Letra em Inglês, Mestre em Ciências Biológicas, Doutor em Física.<text:line-break/><draw:control text:anchor-type="as-char" draw:z-index="22" draw:name="Forma1" draw:style-name="gr1" draw:text-style-name="P184" svg:width="16.999cm" svg:height="0.757cm" draw:control="control20"/></text:p>
      <text:h text:style-name="P161" text:outline-level="3"><text:bookmark-start text:name="__RefHeading___Toc1367_1300869590"/><text:span text:style-name="T103">Seu trabalho é uma </text:span>Monografia?<text:bookmark-end text:name="__RefHeading___Toc1367_1300869590"/></text:h>
      <text:p text:style-name="P55">Qual o nome do seu curso?</text:p>
      <text:p text:style-name="P4"><draw:control text:anchor-type="as-char" draw:z-index="30" draw:name="Forma1" draw:style-name="gr1" draw:text-style-name="P183" svg:width="16.999cm" svg:height="0.757cm" draw:control="control21"/></text:p>
      <text:p text:style-name="P54">Caso o seu trabalho seja uma monografia o sistema <text:span text:style-name="T84">gerará um </text:span>texto <text:span text:style-name="T84">similar ao seguinte</text:span>:</text:p>
      <text:p text:style-name="P91"><text:span text:style-name="T85">Monografia</text:span><text:span text:style-name="T90"> apresentada </text:span><text:span text:style-name="T91">ao </text:span><text:span text:style-name="T90">Curso de </text:span><text:span text:style-name="T86">Licenciatura em Letras</text:span><text:span text:style-name="T93"> da </text:span><text:span text:style-name="T95">Universidade Federal da Paraíba</text:span><text:span text:style-name="T93">, como <text:s/>requisito para obtenção do grau de </text:span><text:span text:style-name="T95">Licenciado em Letras, habilitação em Língua Portuguesa</text:span><text:span text:style-name="T93">.</text:span></text:p>
      <text:h text:style-name="P162" text:outline-level="3"><text:bookmark-start text:name="__RefHeading___Toc1369_1300869590"/>Seu trabalho é uma Dissertação ou Tese?<text:bookmark-end text:name="__RefHeading___Toc1369_1300869590"/></text:h>
      <text:p text:style-name="P90">Caso o seu trabalho seja uma pós graduação, forneça o nome do Programa e a linha de pesquisa:</text:p>
      <text:h text:style-name="P180" text:outline-level="4"><text:bookmark-start text:name="__RefHeading___Toc1371_1300869590"/>Programa<text:bookmark-end text:name="__RefHeading___Toc1371_1300869590"/></text:h>
      <text:p text:style-name="P5"><draw:control text:anchor-type="as-char" draw:z-index="31" draw:name="Forma1" draw:style-name="gr1" draw:text-style-name="P184" svg:width="16.999cm" svg:height="0.757cm" draw:control="control22"/></text:p>
      <text:h text:style-name="P181" text:outline-level="4"><text:bookmark-start text:name="__RefHeading___Toc1373_1300869590"/>Linha de pesquisa<text:bookmark-end text:name="__RefHeading___Toc1373_1300869590"/></text:h>
      <text:p text:style-name="P5"><draw:control text:anchor-type="as-char" draw:z-index="32" draw:name="Forma1" draw:style-name="gr1" draw:text-style-name="P184" svg:width="16.999cm" svg:height="0.757cm" draw:control="control23"/></text:p>
      <text:p text:style-name="P89">Caso o seu trabalho seja uma <text:span text:style-name="T36">Dissertação </text:span><text:span text:style-name="T37">ou Tese</text:span> o sistema utilizará as informações fornecidas <text:span text:style-name="T84">para gerar um </text:span>texto <text:span text:style-name="T84">similar ao seguinte</text:span>:</text:p>
      <text:p text:style-name="P92"><text:span text:style-name="T87">Dissertação/</text:span><text:span text:style-name="T88">Tese</text:span><text:span text:style-name="T89"> apresentada </text:span><text:span text:style-name="T91">ao </text:span><text:span text:style-name="T92">Programa</text:span><text:span text:style-name="T89"> de </text:span><text:span text:style-name="T87">Pós-Graduação em Letras</text:span><text:span text:style-name="T99"> da </text:span><text:span text:style-name="T95">Universidade Federal da Paraíba</text:span><text:span text:style-name="T99">, como <text:s/>requisito para obtenção do grau de </text:span><text:span text:style-name="T96">Mestre/</text:span><text:span text:style-name="T97">Doutor</text:span><text:span text:style-name="T95"> em Letras</text:span><text:span text:style-name="T99">.</text:span></text:p>
      <text:p text:style-name="P93"><text:span text:style-name="T95">L</text:span><text:span text:style-name="T96">inha de pesquisa</text:span><text:span text:style-name="T94">: </text:span><text:span text:style-name="T98">Literatura e Cultura.</text:span></text:p>
      <text:h text:style-name="P128" text:outline-level="1"><text:bookmark-start text:name="__RefHeading___Toc713_264611400"/><text:span text:style-name="T121">Escrevendo o t</text:span>exto <text:span text:style-name="T121">do trabalho</text:span><text:bookmark-end text:name="__RefHeading___Toc713_264611400"/></text:h>
      <text:p text:style-name="P44"><text:span text:style-name="T66">Todo o texto do trabalho (correspondente aos Elementos Textuais da ABNT) será digitado no arquivo </text:span><text:span text:style-name="Source_20_Text"><text:span text:style-name="T7">trabalho-academico.md</text:span></text:span><text:span text:style-name="T66">.</text:span></text:p>
      <text:p text:style-name="P24"><draw:frame draw:style-name="fr1" draw:name="Figura4" text:anchor-type="as-char" svg:width="8.551cm" svg:height="8.481cm" draw:z-index="23"><draw:image xlink:href="../imagens/configuracao/trabalho-academico-elementos.png" xlink:type="simple" xlink:show="embed" xlink:actuate="onLoad"/></draw:frame></text:p>
      <text:p text:style-name="P46">Embora a norma mencionar apenas três partes dos elementos textuais (Introdução, Desenvolvimento e Conclusão), <text:span text:style-name="T2">isto não significa que devemos criar apenas três capítulos</text:span>. O elemento <text:span text:style-name="T29">Desenvolvimento</text:span> costuma ser composto por outros capítulos, de <text:span text:style-name="T71">acordo com o estilo </text:span>do autor.</text:p>
      <text:h text:style-name="P129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4">Como inserir os capítulos e seções</text:p>
          </table:table-cell>
        </table:table-row>
        <table:table-row>
          <table:table-cell table:style-name="Tabela2.A2" office:value-type="string">
            <text:p text:style-name="P80"># Título do Capítulo</text:p>
            <text:p text:style-name="P80"/>
            <text:p text:style-name="P80">## Título da seção</text:p>
            <text:p text:style-name="P80"/>
            <text:p text:style-name="P80">### Título da subseção</text:p>
            <text:p text:style-name="P80"/>
            <text:p text:style-name="P80">#### Título da subsubseção</text:p>
            <text:p text:style-name="P80"/>
            <text:p text:style-name="P80"><text:span text:style-name="T72">#</text:span>#### Título da <text:span text:style-name="T72">seção quinária</text:span></text:p>
          </table:table-cell>
        </table:table-row>
        <table:table-row>
          <table:table-cell table:style-name="Tabela2.A2" office:value-type="string">
            <text:p text:style-name="P74">Como será apresentado</text:p>
          </table:table-cell>
        </table:table-row>
        <table:table-row>
          <table:table-cell table:style-name="Tabela2.A2" office:value-type="string">
            <text:p text:style-name="P78"><draw:frame draw:style-name="fr1" draw:name="Figura7" text:anchor-type="as-char" svg:width="6.426cm" svg:height="5.121cm" draw:z-index="24"><draw:image xlink:href="../imagens/configuracao/capitulos-e-secoes.png" xlink:type="simple" xlink:show="embed" xlink:actuate="onLoad"/></draw:frame></text:p>
          </table:table-cell>
        </table:table-row>
      </table:table>
      <text:p text:style-name="P48">É recomendado que seja incluído uma linha em branco após os títulos.</text:p>
      <text:p text:style-name="P47">A<text:span text:style-name="T75">s</text:span> formataç<text:span text:style-name="T75">ões</text:span> e numeraç<text:span text:style-name="T75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130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5">Como inserir <text:span text:style-name="T76">listas não ordenadas</text:span></text:p>
          </table:table-cell>
        </table:table-row>
        <table:table-row>
          <table:table-cell table:style-name="Tabela7.A2" office:value-type="string">
            <text:p text:style-name="P79">- Objetivo 1;</text:p>
            <text:p text:style-name="P79">- Objetivo 2;</text:p>
            <text:p text:style-name="P79">- Objetivo 3.</text:p>
          </table:table-cell>
        </table:table-row>
        <table:table-row>
          <table:table-cell table:style-name="Tabela7.A2" office:value-type="string">
            <text:p text:style-name="P75">Como será apresentad<text:span text:style-name="T77">a</text:span></text:p>
          </table:table-cell>
        </table:table-row>
        <table:table-row>
          <table:table-cell table:style-name="Tabela7.A2" office:value-type="string">
            <text:p text:style-name="P81"><draw:frame draw:style-name="fr1" draw:name="Figura8" text:anchor-type="as-char" svg:width="3.096cm" svg:height="2.201cm" draw:z-index="2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6">Como inserir</text:p>
          </table:table-cell>
        </table:table-row>
        <table:table-row>
          <table:table-cell table:style-name="Tabela4.A2" office:value-type="string">
            <text:p text:style-name="P83">1. Primeiro item da lista;</text:p>
            <text:p text:style-name="P83">2. Segundo item da lista;</text:p>
            <text:p text:style-name="P83">3. Terceiro item da lista.</text:p>
          </table:table-cell>
        </table:table-row>
        <table:table-row>
          <table:table-cell table:style-name="Tabela4.A2" office:value-type="string">
            <text:p text:style-name="P76">Como será apresentad<text:span text:style-name="T77">a</text:span></text:p>
          </table:table-cell>
        </table:table-row>
        <table:table-row>
          <table:table-cell table:style-name="Tabela4.A2" office:value-type="string">
            <text:p text:style-name="P82"><draw:frame draw:style-name="fr4" draw:name="Figura9" text:anchor-type="as-char" svg:y="-2.295cm" svg:width="5.44cm" svg:height="2.295cm" draw:z-index="26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49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6">Como inserir</text:p>
          </table:table-cell>
        </table:table-row>
        <table:table-row>
          <table:table-cell table:style-name="Tabela8.A2" office:value-type="string">
            <text:p text:style-name="P84">a. Primeiro item da lista;</text:p>
            <text:p text:style-name="P84">b. Segundo item da lista;</text:p>
            <text:p text:style-name="P84">c. Terceiro item da lista.</text:p>
          </table:table-cell>
        </table:table-row>
        <table:table-row>
          <table:table-cell table:style-name="Tabela8.A2" office:value-type="string">
            <text:p text:style-name="P76">Como será apresentad<text:span text:style-name="T77">a</text:span></text:p>
          </table:table-cell>
        </table:table-row>
        <table:table-row>
          <table:table-cell table:style-name="Tabela8.A2" office:value-type="string">
            <text:p text:style-name="P82"><draw:frame draw:style-name="fr1" draw:name="Figura10" text:anchor-type="as-char" svg:width="5.085cm" svg:height="1.894cm" draw:z-index="2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76">Como inserir</text:p>
          </table:table-cell>
        </table:table-row>
        <table:table-row>
          <table:table-cell table:style-name="Tabela8.A2" office:value-type="string">
            <text:p text:style-name="P85">a) Primeiro item da lista;</text:p>
            <text:p text:style-name="P85">b) Segundo item da lista;</text:p>
            <text:p text:style-name="P85">c) Terceiro item da lista.</text:p>
          </table:table-cell>
        </table:table-row>
        <table:table-row>
          <table:table-cell table:style-name="Tabela8.A2" office:value-type="string">
            <text:p text:style-name="P76">Como será apresentad<text:span text:style-name="T77">a</text:span></text:p>
          </table:table-cell>
        </table:table-row>
        <table:table-row>
          <table:table-cell table:style-name="Tabela8.A2" office:value-type="string">
            <text:p text:style-name="P82"><draw:frame draw:style-name="fr1" draw:name="Figura12" text:anchor-type="as-char" svg:width="5.151cm" svg:height="2.131cm" draw:z-index="28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50" text:outline-level="2"><text:bookmark-start text:name="__RefHeading___Toc915_1711771620"/><text:soft-page-break/>Lista <text:span text:style-name="T80">com parágrafos entre os itens</text:span><text:bookmark-end text:name="__RefHeading___Toc915_1711771620"/></text:h>
      <text:p text:style-name="P88"><text:span text:style-name="T80">Para adicionar um parágrafo de texto referente ao item, esse parágrafo deve </text:span><text:span text:style-name="T8">iniciar com 4 espaços</text:span><text:span text:style-name="T80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77">Como inserir</text:p>
          </table:table-cell>
        </table:table-row>
        <table:table-row>
          <table:table-cell table:style-name="Tabela6.A2" office:value-type="string">
            <text:p text:style-name="P87">Parágrafo normal antes da lista, ele tem o propósito de demonstrar o espaçamento da lista em relação a um parágrafo normal.</text:p>
            <text:p text:style-name="P87"/>
            <text:p text:style-name="P87">1. Primeiro item da lista;</text:p>
            <text:p text:style-name="P87"/>
            <text:p text:style-name="P87"><text:s text:c="4"/>Texto sobre o primeiro item da lista.</text:p>
            <text:p text:style-name="P87"/>
            <text:p text:style-name="P87">2. Segundo item da lista;</text:p>
            <text:p text:style-name="P87"/>
            <text:p text:style-name="P87"><text:s text:c="4"/>Texto sobre o segundo item.</text:p>
            <text:p text:style-name="P87"/>
            <text:p text:style-name="P87">3. Terceiro item da lista.</text:p>
            <text:p text:style-name="P87"/>
            <text:p text:style-name="P87"><text:s text:c="4"/>Texto sobre o terceiro item.</text:p>
            <text:p text:style-name="P87"/>
            <text:p text:style-name="P87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77">Como será apresentad<text:span text:style-name="T77">a</text:span></text:p>
          </table:table-cell>
        </table:table-row>
        <table:table-row>
          <table:table-cell table:style-name="Tabela6.A2" office:value-type="string">
            <text:p text:style-name="P86"><draw:frame draw:style-name="fr1" draw:name="Figura13" text:anchor-type="as-char" svg:width="16.582cm" svg:height="9.798cm" draw:z-index="29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77">Como inserir</text:p>
            </table:table-cell>
          </table:table-row>
        </table:table-header-rows>
        <table:table-row>
          <table:table-cell table:style-name="Tabela9.A2" office:value-type="string">
            <text:p text:style-name="P87">Parágrafo normal antes da lista, ele tem o propósito de demonstrar o espaçamento da lista em relação a um parágrafo normal.</text:p>
            <text:p text:style-name="P87"/>
            <text:p text:style-name="P87">a) Primeiro item da lista;</text:p>
            <text:p text:style-name="P87"/>
            <text:p text:style-name="P87"><text:s text:c="4"/>Texto sobre o primeiro item da lista.</text:p>
            <text:p text:style-name="P87"/>
            <text:p text:style-name="P87">b) Segundo item da lista;</text:p>
            <text:p text:style-name="P87"/>
            <text:p text:style-name="P87"><text:s text:c="4"/>Texto sobre o segundo item.</text:p>
            <text:p text:style-name="P87"/>
            <text:p text:style-name="P87">c) Terceiro item da lista.</text:p>
            <text:p text:style-name="P87"/>
            <text:p text:style-name="P87"><text:s text:c="4"/>Texto sobre o terceiro item.</text:p>
            <text:p text:style-name="P87"/>
            <text:p text:style-name="P87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77">Como será apresentad<text:span text:style-name="T77">a</text:span></text:p>
          </table:table-cell>
        </table:table-row>
        <table:table-row>
          <table:table-cell table:style-name="Tabela9.A2" office:value-type="string">
            <text:p text:style-name="P86"><draw:frame draw:style-name="fr5" draw:name="Figura14" text:anchor-type="paragraph" svg:width="16.806cm" svg:height="9.689cm" draw:z-index="14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51" text:outline-level="2"><text:bookmark-start text:name="__RefHeading___Toc1012_1676333243"/>Documentação externa<text:bookmark-end text:name="__RefHeading___Toc1012_1676333243"/></text:h>
      <text:p text:style-name="P49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3">(em inglês).</text:span></text:p>
      <text:h text:style-name="P155" text:outline-level="2"><text:bookmark-start text:name="__RefHeading___Toc917_1711771620"/>Minhas listas<text:bookmark-end text:name="__RefHeading___Toc917_1711771620"/></text:h>
      <text:p text:style-name="P51"><text:span text:style-name="T79">Edite</text:span> o espaço a seguir para salvar <text:span text:style-name="T78">suas próprias </text:span>listas:</text:p>
      <text:p text:style-name="P51"><draw:control text:anchor-type="as-char" svg:y="-7.228cm" draw:z-index="13" draw:name="Forma2" draw:style-name="gr3" draw:text-style-name="P185" svg:width="16.971cm" svg:height="13.914cm" draw:control="control13"/></text:p>
      <text:h text:style-name="P131" text:outline-level="1"><text:bookmark-start text:name="__RefHeading___Toc919_1711771620"/>Citações<text:bookmark-end text:name="__RefHeading___Toc919_1711771620"/></text:h>
      <text:p text:style-name="Text_20_body"><text:bookmark-start text:name="__RefHeading___Toc921_1711771620"/>Pendênte<text:bookmark-end text:name="__RefHeading___Toc921_1711771620"/></text:p>
      <text:h text:style-name="P140" text:outline-level="1"><text:bookmark-start text:name="__RefHeading___Toc2894_1800853931"/><text:alphabetical-index-mark-start text:id="IMark156289848" text:main-entry="true"/>Resumo<text:bookmark-end text:name="__RefHeading___Toc2894_1800853931"/><text:alphabetical-index-mark-end text:id="IMark156289848"/></text:h>
      <text:p text:style-name="P97">Escreva s<text:span text:style-name="T122">eu</text:span> <text:span text:style-name="T122">resumo</text:span> <text:span text:style-name="T117">ou copie do exemplo</text:span>:</text:p>
      <text:p text:style-name="P96"><draw:control text:anchor-type="as-char" svg:y="-5.5cm" draw:z-index="43" draw:name="Forma7" draw:style-name="gr3" draw:text-style-name="P183" svg:width="19cm" svg:height="9cm" draw:control="control27"/></text:p>
      <text:p text:style-name="Text_20_body"><text:span text:style-name="T2">Pal</text:span><text:span text:style-name="T14">a</text:span><text:span text:style-name="T2">vras-</text:span><text:span text:style-name="T14">chave</text:span><text:span text:style-name="T122">:</text:span></text:p>
      <text:p text:style-name="P96"><draw:control text:anchor-type="as-char" draw:z-index="44" draw:name="Forma7" draw:style-name="gr1" draw:text-style-name="P183" svg:width="19cm" svg:height="2.001cm" draw:control="control28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69"><text:span text:style-name="T123">O</text:span> resumo deve ressaltar o objetivo, o método, os resultados e as conclusões do documento, <text:span text:style-name="T123">no trabalho acadêmico deve ter até 500 palavras. As palavras em outros idiomas, como *book* devem ser em *itálico*.</text:span></text:p>
            <text:p text:style-name="P169"/>
          </table:table-cell>
          <table:covered-table-cell/>
        </table:table-row>
        <table:table-row>
          <table:table-cell table:style-name="Tabela12.A2" office:value-type="string">
            <text:p text:style-name="P173">Palavras chaves: </text:p>
          </table:table-cell>
          <table:table-cell table:style-name="Tabela12.B2" office:value-type="string">
            <text:p text:style-name="P173">Trabalho acadêmico. Monografia. Dissertação. Tese.</text:p>
            <text:p text:style-name="P173"/>
          </table:table-cell>
        </table:table-row>
      </table:table>
      <text:p text:style-name="Text_20_body"/>
      <text:h text:style-name="P141" text:outline-level="1"><text:bookmark-start text:name="__RefHeading___Toc2896_1800853931"/><text:alphabetical-index-mark-start text:id="IMark158167944"/><text:span text:style-name="T124">Abstract</text:span><text:alphabetical-index-mark-end text:id="IMark158167944"/><text:span text:style-name="T124"> (resumo em </text:span><text:alphabetical-index-mark-start text:id="IMark156289848" text:key1="Resumo"/><text:span text:style-name="T124">Inglês</text:span><text:alphabetical-index-mark-end text:id="IMark156289848"/><text:span text:style-name="T124">)</text:span><text:bookmark-end text:name="__RefHeading___Toc2896_1800853931"/></text:h>
      <text:p text:style-name="P98">Escreva s<text:span text:style-name="T122">eu</text:span> <text:span text:style-name="T124">abstract</text:span> <text:span text:style-name="T117">ou copie do exemplo</text:span>:</text:p>
      <text:p text:style-name="P101"><draw:control text:anchor-type="as-char" svg:y="-5.5cm" draw:z-index="45" draw:name="Forma7" draw:style-name="gr3" draw:text-style-name="P183" svg:width="19cm" svg:height="9cm" draw:control="control29"/></text:p>
      <text:p text:style-name="P122"><text:span text:style-name="T2">Pal</text:span><text:span text:style-name="T14">a</text:span><text:span text:style-name="T2">vras-</text:span><text:span text:style-name="T14">chav</text:span><text:span text:style-name="T15">e em inglês</text:span><text:span text:style-name="T122">:</text:span></text:p>
      <text:p text:style-name="P101"><draw:control text:anchor-type="as-char" draw:z-index="46" draw:name="Forma7" draw:style-name="gr1" draw:text-style-name="P183" svg:width="19cm" svg:height="2.001cm" draw:control="control30"/></text:p>
      <text:p text:style-name="P122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77">This is an english abstract.</text:p>
            <text:p text:style-name="P170"/>
          </table:table-cell>
          <table:covered-table-cell/>
        </table:table-row>
        <table:table-row>
          <table:table-cell table:style-name="Tabela13.A2" office:value-type="string">
            <text:p text:style-name="P174">Palavras chaves: </text:p>
          </table:table-cell>
          <table:table-cell table:style-name="Tabela13.B2" office:value-type="string">
            <text:p text:style-name="P177">Academic text. Scientific text. Markdown</text:p>
            <text:p text:style-name="P174"/>
          </table:table-cell>
        </table:table-row>
      </table:table>
      <text:p text:style-name="P122"/>
      <text:h text:style-name="Heading_20_1" text:outline-level="1"><text:bookmark-start text:name="__RefHeading___Toc2898_1800853931"/>Resumen (resumo em <text:alphabetical-index-mark-start text:id="IMark125260952" text:key1="Resumo"/>Espanhol<text:alphabetical-index-mark-end text:id="IMark125260952"/>)<text:bookmark-end text:name="__RefHeading___Toc2898_1800853931"/></text:h>
      <text:p text:style-name="P99"><text:span text:style-name="T125">Caso deseje um resumo em espanhol escreva o texto abaixo</text:span>:</text:p>
      <text:p text:style-name="P102"><draw:control text:anchor-type="as-char" svg:y="-5.5cm" draw:z-index="47" draw:name="Forma7" draw:style-name="gr3" draw:text-style-name="P183" svg:width="19cm" svg:height="9cm" draw:control="control31"/></text:p>
      <text:p text:style-name="P123"><text:span text:style-name="T2">Pal</text:span><text:span text:style-name="T14">a</text:span><text:span text:style-name="T2">vras-</text:span><text:span text:style-name="T14">chav</text:span><text:span text:style-name="T15">e em </text:span><text:span text:style-name="T16">espanhol</text:span><text:span text:style-name="T122">:</text:span></text:p>
      <text:p text:style-name="P102"><draw:control text:anchor-type="as-char" draw:z-index="48" draw:name="Forma7" draw:style-name="gr1" draw:text-style-name="P183" svg:width="19cm" svg:height="2.001cm" draw:control="control32"/></text:p>
      <text:p text:style-name="P123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78">Este es el resumen en español.</text:p>
            <text:p text:style-name="P171"/>
          </table:table-cell>
          <table:covered-table-cell/>
        </table:table-row>
        <table:table-row>
          <table:table-cell table:style-name="Tabela14.A2" office:value-type="string">
            <text:p text:style-name="P175">Palavras chaves: </text:p>
          </table:table-cell>
          <table:table-cell table:style-name="Tabela14.B2" office:value-type="string">
            <text:p text:style-name="P178">latex. abntex. publicación de textos.</text:p>
            <text:p text:style-name="P175"/>
          </table:table-cell>
        </table:table-row>
      </table:table>
      <text:h text:style-name="P142" text:outline-level="1"><text:bookmark-start text:name="__RefHeading___Toc2900_1800853931"/>Résumé (resumo em <text:alphabetical-index-mark-start text:id="IMark159894968" text:key1="Resumo"/><text:span text:style-name="T126">Francês</text:span><text:alphabetical-index-mark-end text:id="IMark159894968"/>)<text:bookmark-end text:name="__RefHeading___Toc2900_1800853931"/></text:h>
      <text:p text:style-name="P100"><text:span text:style-name="T125">Caso deseje um resumo em francês escreva o texto abaixo</text:span>:</text:p>
      <text:p text:style-name="P103"><draw:control text:anchor-type="as-char" svg:y="-5.5cm" draw:z-index="49" draw:name="Forma7" draw:style-name="gr3" draw:text-style-name="P183" svg:width="19cm" svg:height="9cm" draw:control="control33"/></text:p>
      <text:p text:style-name="P124"><text:span text:style-name="T2">Pal</text:span><text:span text:style-name="T14">a</text:span><text:span text:style-name="T2">vras-</text:span><text:span text:style-name="T14">chav</text:span><text:span text:style-name="T15">e em </text:span><text:span text:style-name="T17">francês</text:span><text:span text:style-name="T122">:</text:span></text:p>
      <text:p text:style-name="P103"><draw:control text:anchor-type="as-char" draw:z-index="50" draw:name="Forma7" draw:style-name="gr1" draw:text-style-name="P183" svg:width="19cm" svg:height="2.001cm" draw:control="control34"/></text:p>
      <text:p text:style-name="P124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79">Il s'agit d'un résumé en français.</text:p>
            <text:p text:style-name="P172"/>
          </table:table-cell>
          <table:covered-table-cell/>
        </table:table-row>
        <table:table-row>
          <table:table-cell table:style-name="Tabela15.A2" office:value-type="string">
            <text:p text:style-name="P176">Palavras chaves: </text:p>
          </table:table-cell>
          <table:table-cell table:style-name="Tabela15.B2" office:value-type="string">
            <text:p text:style-name="P179">latex. abntex. publicación de textos.</text:p>
            <text:p text:style-name="P176"/>
          </table:table-cell>
        </table:table-row>
      </table:table>
      <text:p text:style-name="P124"/>
      <text:h text:style-name="P132" text:outline-level="1"><text:bookmark-start text:name="__RefHeading___Toc205_1414260196"/><text:span text:style-name="T1">Lista de abreviaturas e siglas</text:span> (opcional)<text:bookmark-end text:name="__RefHeading___Toc205_1414260196"/></text:h>
      <text:p text:style-name="P11">Segundo ABNT NBR 14724:2011 (4.2.1.11), as listas de siglas ou abreviaturas são opcionais.</text:p>
      <text:p text:style-name="P12"><text:span text:style-name="T2">SIGLA</text:span> <text:s/><text:span text:style-name="T2">:</text:span> <text:s/><text:span text:style-name="T2">Descrição</text:span></text:p>
      <text:p text:style-name="P12">Exemplo:</text:p>
      <text:p text:style-name="P12">ABNT: Associação Brasileira de Normas Técnicas<text:line-break/>abnTeX: ABsurdas Normas para TeX</text:p>
      <text:p text:style-name="P117">Escreva as siglas ou copie do exemplo:</text:p>
      <text:p text:style-name="P10"><draw:control text:anchor-type="as-char" draw:z-index="0" draw:name="Forma7" draw:style-name="gr1" draw:text-style-name="P183" svg:width="19cm" svg:height="6.293cm" draw:control="control1"/></text:p>
      <text:h text:style-name="P143" text:outline-level="1"><text:bookmark-start text:name="__RefHeading___Toc3236_1800853931"/><text:span text:style-name="T1">Listas de Tabelas e Ilustrações</text:span><text:bookmark-end text:name="__RefHeading___Toc3236_1800853931"/></text:h>
      <text:p text:style-name="P105">Caso deseje uma lista de <text:alphabetical-index-mark-start text:id="IMark159869592" text:key1="Lista"/>ilustrações<text:alphabetical-index-mark-end text:id="IMark159869592"/>, selecione abaixo:</text:p>
      <text:p text:style-name="P104"><draw:control text:anchor-type="as-char" draw:z-index="51" draw:name="Forma3" draw:style-name="gr1" draw:text-style-name="P183" svg:width="18.874cm" svg:height="1.819cm" draw:control="control35"/></text:p>
      <text:p text:style-name="P105">Caso deseje uma lista de <text:alphabetical-index-mark-start text:id="IMark125421928" text:key1="Lista"/>tabelas<text:alphabetical-index-mark-end text:id="IMark125421928"/>, selecione abaixo:</text:p>
      <text:p text:style-name="P106"><draw:control text:anchor-type="as-char" draw:z-index="52" draw:name="Forma3" draw:style-name="gr1" draw:text-style-name="P183" svg:width="18.874cm" svg:height="1.819cm" draw:control="control36"/></text:p>
      <text:p text:style-name="P104"/>
      <text:p text:style-name="P105"/>
      <text:h text:style-name="Heading_20_1" text:outline-level="1"><text:bookmark-start text:name="__RefHeading___Toc1093_22286579"/>Ficha catalográfica<text:bookmark-end text:name="__RefHeading___Toc1093_22286579"/></text:h>
      <text:p text:style-name="P57"><text:span text:style-name="T101">A versão final do trabalho deve incluir uma </text:span>filha catalográfica<text:span text:style-name="T101"> </text:span><text:span text:style-name="T9">no verso da folha de rosto</text:span><text:span text:style-name="T101"> (</text:span>ABNT NBR 14724:2011, <text:span text:style-name="T101">4.2.1.1.2).</text:span></text:p>
      <text:p text:style-name="P58">A ficha catalográfica costuma ser elaborada pela(o) bibliotecária(o) da instituição. </text:p>
      <text:p text:style-name="P59">Você precisará salvar a ficha catalográfica que recebeu <text:span text:style-name="T105">dentro da pasta imagens</text:span><text:span text:style-name="T20">, nomeada </text:span><text:span text:style-name="T39">exatamente</text:span><text:span text:style-name="T20"> como: </text:span><text:span text:style-name="T105">ficha-catalografica.pdf</text:span></text:p>
      <text:p text:style-name="P59"><text:span text:style-name="T20">Selecione a opção “</text:span><text:span text:style-name="T39">Incluir ficha catalográfica</text:span><text:span text:style-name="T20">” abaixo para incluir o arquivo no seu trabalho:</text:span></text:p>
      <text:p text:style-name="P94"><draw:control text:anchor-type="as-char" draw:z-index="17" draw:name="Forma11" draw:style-name="gr2" draw:text-style-name="P184" svg:width="16.999cm" svg:height="1.235cm" draw:control="control16"/></text:p>
      <text:p text:style-name="P59"><text:span text:style-name="T2">NOTE</text:span>: Caso tenha recebido-a como arquivo do Word, salve-a como PDF.</text:p>
      <text:p text:style-name="P59"/>
      <text:h text:style-name="P133" text:outline-level="1"><text:bookmark-start text:name="__RefHeading___Toc1294_2135529741"/><text:alphabetical-index-mark-start text:id="IMark125421928"/>Dedicatória<text:bookmark-end text:name="__RefHeading___Toc1294_2135529741"/><text:alphabetical-index-mark-end text:id="IMark125421928"/></text:h>
      <text:p text:style-name="P6">Escreva sua dedicatória <text:span text:style-name="T117">ou copie do exemplo</text:span>:</text:p>
      <text:p text:style-name="P64"><draw:control text:anchor-type="as-char" svg:y="-3.062cm" draw:z-index="33" draw:name="Forma7" draw:style-name="gr3" draw:text-style-name="P186" svg:width="19cm" svg:height="8.123cm" draw:control="control24"/></text:p>
      <text:p text:style-name="P11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66">A Deus, pela graça de ter me permitido concluir este trabalho. A todos que de alguma forma estiveram e estão próximos de mim, fazendo esta vida valer cada vez mais.</text:p>
            <text:p text:style-name="P166"/>
            <text:p text:style-name="P166">*Dedicado às crianças adultas que,\</text:p>
            <text:p text:style-name="P166">quando pequenas,<text:span text:style-name="T110">\</text:span></text:p>
            <text:p text:style-name="P166">sonharam em ser cientistas.*</text:p>
          </table:table-cell>
        </table:table-row>
      </table:table>
      <text:p text:style-name="P115"><text:span text:style-name="T10">Quebra de linha</text:span><text:span text:style-name="T111">: </text:span>O ‘\’ ao final da linha força uma quebra de linha.</text:p>
      <text:p text:style-name="P68">A Dedicatória é uma <text:span text:style-name="T2">elemento sem título</text:span> (ABNT NBR 14724:2011, 5.2.4). </text:p>
      <text:p text:style-name="P65"><draw:frame draw:style-name="fr1" draw:name="Figura15" text:anchor-type="as-char" svg:width="7.902cm" svg:height="2.574cm" draw:z-index="38"><draw:image xlink:href="../imagens/configuracao/dedicatoria.png" xlink:type="simple" xlink:show="embed" xlink:actuate="onLoad"/></draw:frame></text:p>
      <text:p text:style-name="P114"/>
      <text:h text:style-name="P134" text:outline-level="1"><text:bookmark-start text:name="__RefHeading___Toc1398_503163630"/><text:alphabetical-index-mark-start text:id="IMark125260952" text:main-entry="true"/>Agradecimentos<text:bookmark-end text:name="__RefHeading___Toc1398_503163630"/><text:alphabetical-index-mark-end text:id="IMark125260952"/></text:h>
      <text:p text:style-name="P7">Escreva os agradecimentos <text:span text:style-name="T116">ou copie e cole do exemplo</text:span>:</text:p>
      <text:p text:style-name="P71"><draw:control text:anchor-type="as-char" svg:y="-3.062cm" draw:z-index="34" draw:name="Forma7" draw:style-name="gr3" draw:text-style-name="P187" svg:width="19cm" svg:height="8.123cm" draw:control="control25"/></text:p>
      <text:p text:style-name="P113"><text:span text:style-name="T13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64">Os agradecimentos principais são para o meu orientado<text:span text:style-name="T115">r</text:span>, Fulano de tal, as colegas de pesquisa A, B e C. Aos funcionários do laboratório D, E e F, etc.</text:p>
            <text:p text:style-name="P165"/>
          </table:table-cell>
        </table:table-row>
      </table:table>
      <text:p text:style-name="P113"/>
      <text:p text:style-name="P69"><text:span text:style-name="T112">Agradecimentos é um</text:span> <text:span text:style-name="T2">elemento </text:span><text:span text:style-name="T12">opcional, COM</text:span><text:span text:style-name="T11"> </text:span><text:span text:style-name="T2">título </text:span><text:span text:style-name="T12">e SEM </text:span><text:span text:style-name="T11">numeração</text:span> (ABNT NBR 14724:2011, <text:span text:style-name="T112">4.2.1.5 e </text:span>5.2.<text:span text:style-name="T112">3</text:span>). </text:p>
      <text:p text:style-name="P66"><draw:frame draw:style-name="fr1" draw:name="Figura16" text:anchor-type="as-char" svg:width="12.922cm" svg:height="3.567cm" draw:z-index="39"><draw:image xlink:href="../imagens/configuracao/agradecimentos.png" xlink:type="simple" xlink:show="embed" xlink:actuate="onLoad"/></draw:frame></text:p>
      <text:p text:style-name="P72"><text:span text:style-name="T20">O</text:span><text:span text:style-name="T27">s</text:span><text:span text:style-name="T20"> </text:span><text:span text:style-name="T26">A</text:span><text:span text:style-name="T20">gradecimentos é </text:span><text:span text:style-name="T2">uma seção técnica</text:span><text:span text:style-name="T20">, utilize-a para agradecer àqueles que contribuíram para a elaboração do </text:span><text:span text:style-name="T25">seu </text:span><text:span text:style-name="T20">trabalho. </text:span><text:span text:style-name="T41">Se você não sabe qual a contribuição que a pessoa realizou, provavelmente ela não deverá está nos agradecimentos (talvez prefira homenageá-la na dedicatória)</text:span><text:span text:style-name="T25">. </text:span></text:p>
      <text:p text:style-name="P112"/>
      <text:h text:style-name="P135" text:outline-level="1"><text:bookmark-start text:name="__RefHeading___Toc1502_1496620900"/><text:alphabetical-index-mark-start text:id="IMark125423112" text:main-entry="true"/><text:alphabetical-index-mark-start text:id="IMark164904376"/>Epígrafe<text:bookmark-end text:name="__RefHeading___Toc1502_1496620900"/><text:alphabetical-index-mark-end text:id="IMark164904376"/><text:alphabetical-index-mark-end text:id="IMark125423112"/></text:h>
      <text:p text:style-name="P9"><text:a xlink:type="simple" xlink:href="http://www.google.com.br/search?q=sugestão+epígrafe" text:style-name="Internet_20_link" text:visited-style-name="Visited_20_Internet_20_Link"><text:span text:style-name="T114">Consulte aqui sugestões para escrever sua Epígrafe!</text:span></text:a></text:p>
      <text:p text:style-name="P8"><text:span text:style-name="T113">Caso deseje uma epígrafe, digite</text:span> <text:span text:style-name="T120">ou copie e cole do exemplo</text:span>:</text:p>
      <text:p text:style-name="P73"><draw:control text:anchor-type="as-char" svg:y="-3.062cm" draw:z-index="36" draw:name="Forma7" draw:style-name="gr3" draw:text-style-name="P188" svg:width="19cm" svg:height="8.123cm" draw:control="control26"/></text:p>
      <text:p text:style-name="P121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68">*"Não vos amoldeis às estruturas deste mundo, \</text:p>
            <text:p text:style-name="P168">mas transformai-vos pela renovação da mente, \</text:p>
            <text:p text:style-name="P168">a fim de distinguir qual é a vontade de Deus: \</text:p>
            <text:p text:style-name="P168">o que é bom, o que Lhe é agradável, o que é perfeito."\</text:p>
            <text:p text:style-name="P168">(Bíblia Sagrada, Romanos 12, 2)* </text:p>
            <text:p text:style-name="P167"/>
          </table:table-cell>
        </table:table-row>
      </table:table>
      <text:p text:style-name="P95"/>
      <text:p text:style-name="P70"><text:span text:style-name="T113">A epígrafe é um</text:span> <text:span text:style-name="T2">elemento </text:span><text:span text:style-name="T12">OPCIONAL e SEM título</text:span><text:span text:style-name="T11"> </text:span>(ABNT NBR 14724:2011, <text:span text:style-name="T112">4.2.1.6 e </text:span>5.2.<text:span text:style-name="T113">4</text:span>).</text:p>
      <text:p text:style-name="P67"><draw:frame draw:style-name="fr1" draw:name="Figura17" text:anchor-type="as-char" svg:width="8.382cm" svg:height="2.716cm" draw:z-index="40"><draw:image xlink:href="../imagens/configuracao/epigrafe.png" xlink:type="simple" xlink:show="embed" xlink:actuate="onLoad"/></draw:frame></text:p>
      <text:p text:style-name="P73"/>
      <text:h text:style-name="P136" text:outline-level="1"><text:bookmark-start text:name="__RefHeading___Toc547_188003687"/><text:alphabetical-index-mark-start text:id="IMark125437304" text:main-entry="true"/>Folha de aprovação<text:bookmark-end text:name="__RefHeading___Toc547_188003687"/><text:alphabetical-index-mark-end text:id="IMark125437304"/></text:h>
      <text:p text:style-name="P22"><text:bookmark-start text:name="__RefHeading___Toc551_188003687"/><draw:frame draw:style-name="fr1" draw:name="Figura3" text:anchor-type="as-char" svg:width="6.062cm" svg:height="8.886cm" draw:z-index="41"><draw:image xlink:href="../imagens/configuracao/folha-de-aprovacao.png" xlink:type="simple" xlink:show="embed" xlink:actuate="onLoad"/></draw:frame><text:bookmark-end text:name="__RefHeading___Toc551_188003687"/></text:p>
      <text:p text:style-name="P37">A folha de aprovação possui três peculiaridades:</text:p>
      <text:list xml:id="list6371152313674332141" text:style-name="L2">
        <text:list-item>
          <text:p text:style-name="P110">Ela precisará ser escaneada e incluída no trabalho com as assinaturas dos professores. <text:span text:style-name="T83">(ABNT NBR 14724:2011, 4.2.1.3 Folha de aprovação).</text:span></text:p>
        </text:list-item>
        <text:list-item>
          <text:p text:style-name="P111">Ela não pode ser gerada enquanto não houver uma definição da Banca Examinadora e data da apresentação.</text:p>
        </text:list-item>
        <text:list-item>
          <text:p text:style-name="P111">Você não precisa se preocupar com ela durante a elaboração do seu trabalho.</text:p>
        </text:list-item>
      </text:list>
      <text:h text:style-name="P152" text:outline-level="2"><text:bookmark-start text:name="__RefHeading___Toc779_188003687"/>Configurar geração/<text:span text:style-name="T57">utilização</text:span> da folha de aprovação<text:bookmark-end text:name="__RefHeading___Toc779_188003687"/></text:h>
      <text:p text:style-name="P2"><draw:control text:anchor-type="as-char" draw:z-index="12" draw:name="Forma11" draw:style-name="gr2" draw:text-style-name="P183" svg:width="18.938cm" svg:height="1.235cm" draw:control="control12"/></text:p>
      <text:p text:style-name="P37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8" draw:name="Forma10" draw:style-name="gr1" draw:text-style-name="P183" svg:width="2.878cm" svg:height="0.849cm" draw:control="control8"/> <text:span text:style-name="T55">Mês: </text:span><text:span text:style-name="T55"><draw:control text:anchor-type="as-char" draw:z-index="9" draw:name="Forma11" draw:style-name="gr1" draw:text-style-name="P184" svg:width="6.398cm" svg:height="0.907cm" draw:control="control9"/></text:span></text:p>
      <text:h text:style-name="Heading_20_3" text:outline-level="3"><text:bookmark-start text:name="__RefHeading___Toc785_188003687"/>Ava<text:span text:style-name="T56">liador1</text:span><text:bookmark-end text:name="__RefHeading___Toc785_188003687"/></text:h>
      <text:p text:style-name="P34">Nome do Professor Avaliador 1:<text:line-break/><draw:control text:anchor-type="as-char" draw:z-index="10" draw:name="Forma1" draw:style-name="gr1" draw:text-style-name="P183" svg:width="18.791cm" svg:height="0.757cm" draw:control="control10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34">Nome do Professor Avaliador 2:<text:line-break/><draw:control text:anchor-type="as-char" draw:z-index="11" draw:name="Forma1" draw:style-name="gr1" draw:text-style-name="P183" svg:width="18.85cm" svg:height="0.757cm" draw:control="control11"/></text:p>
      <text:h text:style-name="P163" text:outline-level="3"><text:bookmark-start text:name="__RefHeading___Toc1375_1300869590"/>Avaliador3<text:bookmark-end text:name="__RefHeading___Toc1375_1300869590"/></text:h>
      <text:p text:style-name="P56">A maioria das bancas possui <text:span text:style-name="T29">apenas dois avaliadores</text:span>, caso tenha um terceiro preencha a seguir:<text:line-break/><draw:control text:anchor-type="as-char" draw:z-index="16" draw:name="Forma1" draw:style-name="gr1" draw:text-style-name="P183" svg:width="18.968cm" svg:height="0.757cm" draw:control="control15"/></text:p>
      <text:h text:style-name="P153" text:outline-level="2"><text:bookmark-start text:name="__RefHeading___Toc791_188003687"/>Utilizar folha de aprovação escaneada<text:bookmark-end text:name="__RefHeading___Toc791_188003687"/></text:h>
      <text:p text:style-name="P40">Após a apresentação do trabalho, será necessário escanear e incluir a folha de aprovação com as assinaturas dos professores da Banca Examinadora.</text:p>
      <text:p text:style-name="P53"><text:span text:style-name="T106">Salve a folha no </text:span><text:span text:style-name="T107">diretório imagens</text:span><text:span text:style-name="T106"> com o nome </text:span><text:span text:style-name="T108">folha-de-aprovacao-escaneada</text:span><text:span text:style-name="T107">.pdf</text:span><text:span text:style-name="T106"> e habilite a opção “</text:span><text:span text:style-name="T109">Utilizar folha de aprovação escaneada” no início da seção.</text:span><text:span text:style-name="T58"> Na próxima geração do documento, ela será incluída no trabalho.</text:span></text:p>
      <text:h text:style-name="P137" text:outline-level="1"><text:bookmark-start text:name="__RefHeading___Toc553_188003687"/><text:alphabetical-index-mark-start text:id="IMark156289176" text:main-entry="true"/>Errata<text:bookmark-end text:name="__RefHeading___Toc553_188003687"/><text:alphabetical-index-mark-end text:id="IMark156289176"/></text:h>
      <text:p text:style-name="P31">A errata é um elemento <text:span text:style-name="T50">opcional, veja um exemplo abaixo:</text:span></text:p>
      <text:p text:style-name="P30"><draw:frame draw:style-name="fr6" draw:name="Figura1" text:anchor-type="paragraph" svg:width="13.353cm" svg:height="4.86cm" draw:z-index="19"><draw:image xlink:href="../imagens/configuracao/errata.png" xlink:type="simple" xlink:show="embed" xlink:actuate="onLoad"/></draw:frame></text:p>
      <text:p text:style-name="P32">A errata é utilizada no dia da apresenta<text:span text:style-name="T51">ç</text:span>ão do trabalho, quando os avaliadores já realizaram avaliação do trabalho. <text:span text:style-name="T54">Você está indicando quais erros você encontrou no seu trabalho.</text:span></text:p>
      <text:h text:style-name="P154" text:outline-level="2"><text:bookmark-start text:name="__RefHeading___Toc557_188003687"/>Como e aonde escrever a Errata<text:bookmark-end text:name="__RefHeading___Toc557_188003687"/></text:h>
      <text:p text:style-name="P52">Caso deseje utilizar uma errata, habilite a caixa abaixo e edite o arquivo <text:span text:style-name="T5">errata.md</text:span> <text:span text:style-name="T52">corrigindo os erros do trabalho</text:span>.</text:p>
      <text:p text:style-name="P3"><draw:control text:anchor-type="as-char" draw:z-index="15" draw:name="Forma3" draw:style-name="gr1" draw:text-style-name="P183" svg:width="18.874cm" svg:height="1.819cm" draw:control="control14"/></text:p>
      <text:p text:style-name="P33"><text:span text:style-name="T6">NOTE</text:span><text:span text:style-name="T53">: A Errata só será gerada se a caixa acima estiver habilitada.</text:span></text:p>
      <text:p text:style-name="P32"><text:span text:style-name="T53">A Errata é </text:span>escrita no arquivo <text:span text:style-name="T2">errata.md</text:span><text:span text:style-name="T20">, </text:span><text:span text:style-name="T22">v</text:span><text:span text:style-name="T21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h text:style-name="P138" text:outline-level="1"><text:bookmark-start text:name="__RefHeading___Toc2489_1300869590"/>Vigência das normas da ABNT<text:bookmark-end text:name="__RefHeading___Toc2489_1300869590"/></text:h>
      <text:p text:style-name="P62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70">http://www.abntcatalogo.com.br/</text:span></text:a><text:span text:style-name="T70"> </text:span>e pesquisar por “trabalhos acadêmicos”, você obterá um resultado similar ao seguinte:</text:p>
      <text:p text:style-name="P61"><draw:frame draw:style-name="fr1" draw:name="Figura6" text:anchor-type="as-char" svg:width="11.197cm" svg:height="7.724cm" draw:z-index="35"><draw:image xlink:href="../imagens/configuracao/consulta-vigencia-normas-abnt.png" xlink:type="simple" xlink:show="embed" xlink:actuate="onLoad"/></draw:frame></text:p>
      <text:p text:style-name="P63">N<text:span text:style-name="T68">e</text:span>ssa consulta, realizada em 2016, podemos verificar que há normas desde 2002 que estão em vigor.</text:p>
      <text:alphabetical-index text:style-name="Sect2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Índice alfabético1_Head">
            <text:p text:style-name="Index_20_Heading">Índice alfabético</text:p>
          </text:index-title>
          <text:p text:style-name="P157">Abstract<text:tab/>15</text:p>
          <text:p text:style-name="P157">Agradecimentos<text:tab/><text:span text:style-name="Main_20_index_20_entry">22</text:span></text:p>
          <text:p text:style-name="P157">Dedicatória<text:tab/>21</text:p>
          <text:p text:style-name="P157">Epígrafe<text:tab/><text:span text:style-name="Main_20_index_20_entry">23</text:span></text:p>
          <text:p text:style-name="P157">Errata<text:tab/><text:span text:style-name="Main_20_index_20_entry">26</text:span></text:p>
          <text:p text:style-name="P157">Folha de aprovação<text:tab/><text:span text:style-name="Main_20_index_20_entry">24</text:span></text:p>
          <text:p text:style-name="P157">Lista<text:tab/></text:p>
          <text:p text:style-name="P182">ilustrações<text:tab/>19</text:p>
          <text:p text:style-name="P182">tabelas<text:tab/>19</text:p>
          <text:p text:style-name="P157">Resumo<text:tab/><text:span text:style-name="Main_20_index_20_entry">14</text:span></text:p>
          <text:p text:style-name="P182">Espanhol<text:tab/>16</text:p>
          <text:p text:style-name="P182">Francês<text:tab/>17</text:p>
          <text:p text:style-name="P182">Inglês<text:tab/>15</text:p>
        </text:index-body>
      </text:alphabetical-index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6T12:16:54.742811561</dc:date>
    <meta:editing-duration>PT17H56M53S</meta:editing-duration>
    <meta:editing-cycles>286</meta:editing-cycles>
    <meta:generator>LibreOffice/5.1.4.2$Linux_X86_64 LibreOffice_project/10m0$Build-2</meta:generator>
    <meta:document-statistic meta:table-count="15" meta:image-count="17" meta:object-count="0" meta:page-count="27" meta:paragraph-count="316" meta:word-count="2270" meta:character-count="14127" meta:non-whitespace-character-count="12083"/>
  </office:meta>
</office:document-meta>
</file>